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1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5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5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0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1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5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0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1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8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page" style:column-width="1.74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64041666666667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45520833333333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0.9525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48166666666667cm"/>
    </style:style>
    <style:style style:name="co35" style:family="table-column">
      <style:table-column-properties fo:break-before="auto" style:column-width="1.3493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page" style:column-width="2.19604166666667cm"/>
    </style:style>
    <style:style style:name="co39" style:family="table-column">
      <style:table-column-properties fo:break-before="auto" style:column-width="1.40229166666667cm"/>
    </style:style>
    <style:style style:name="co40" style:family="table-column">
      <style:table-column-properties fo:break-before="auto" style:column-width="1.37583333333333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4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73">
            <text:p>總 計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4">
            <text:p>本國籍</text:p>
          </table:table-cell>
          <table:table-cell office:value-type="string" table:number-columns-spanned="3" table:number-rows-spanned="1" table:style-name="ce37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72">
            <text:p>大陸地區</text:p>
          </table:table-cell>
          <table:table-cell office:value-type="string" table:number-columns-spanned="1" table:number-rows-spanned="2" table:style-name="ce372">
            <text:p>港澳地區</text:p>
          </table:table-cell>
          <table:table-cell office:value-type="string" table:number-columns-spanned="1" table:number-rows-spanned="2" table:style-name="ce37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72">
            <text:p>東南亞</text:p>
          </table:table-cell>
          <table:table-cell office:value-type="string" table:number-columns-spanned="1" table:number-rows-spanned="2" table:style-name="ce37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8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70"/>
          <table:table-cell table:number-columns-spanned="1" table:number-rows-spanned="3" table:style-name="ce37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8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2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10070" table:style-name="ce123">
            <text:p><text:s text:c="3"/>10,070</text:p>
          </table:table-cell>
          <table:table-cell office:value-type="float" office:value="9216" table:style-name="ce123">
            <text:p><text:s text:c="3"/>9,216</text:p>
          </table:table-cell>
          <table:table-cell office:value-type="float" office:value="482" table:style-name="ce123">
            <text:p><text:s text:c="3"/>482</text:p>
          </table:table-cell>
          <table:table-cell office:value-type="float" office:value="457" table:style-name="ce123">
            <text:p><text:s text:c="3"/>457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72" table:style-name="ce123">
            <text:p><text:s text:c="3"/>372</text:p>
          </table:table-cell>
          <table:table-cell office:value-type="float" office:value="311" table:style-name="ce123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10044" table:style-name="ce124">
            <text:p><text:s text:c="3"/>10,044</text:p>
          </table:table-cell>
          <table:table-cell office:value-type="float" office:value="9190" table:style-name="ce125">
            <text:p><text:s text:c="3"/>9,190</text:p>
          </table:table-cell>
          <table:table-cell office:value-type="float" office:value="482" table:style-name="ce126">
            <text:p><text:s text:c="3"/>482</text:p>
          </table:table-cell>
          <table:table-cell office:value-type="float" office:value="457" table:style-name="ce126">
            <text:p><text:s text:c="3"/>457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372" table:style-name="ce126">
            <text:p><text:s text:c="3"/>372</text:p>
          </table:table-cell>
          <table:table-cell office:value-type="float" office:value="311" table:style-name="ce126">
            <text:p><text:s text:c="3"/>311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5042" table:style-name="ce123">
            <text:p><text:s text:c="3"/>5,042</text:p>
          </table:table-cell>
          <table:table-cell office:value-type="float" office:value="4945" table:style-name="ce123">
            <text:p><text:s text:c="3"/>4,945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925" table:style-name="ce125">
            <text:p><text:s text:c="3"/>4,925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7" table:style-name="ce127">
            <text:p><text:s text:c="3"/>4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0">
            <text:p>女</text:p>
          </table:table-cell>
          <table:table-cell office:value-type="float" office:value="5028" table:style-name="ce123">
            <text:p><text:s text:c="3"/>5,028</text:p>
          </table:table-cell>
          <table:table-cell office:value-type="float" office:value="4271" table:style-name="ce123">
            <text:p><text:s text:c="3"/>4,271</text:p>
          </table:table-cell>
          <table:table-cell office:value-type="float" office:value="448" table:style-name="ce123">
            <text:p><text:s text:c="3"/>448</text:p>
          </table:table-cell>
          <table:table-cell office:value-type="float" office:value="435" table:style-name="ce123">
            <text:p><text:s text:c="3"/>435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309" table:style-name="ce123">
            <text:p><text:s text:c="3"/>309</text:p>
          </table:table-cell>
          <table:table-cell office:value-type="float" office:value="295" table:style-name="ce123">
            <text:p><text:s text:c="3"/>295</text:p>
          </table:table-cell>
          <table:table-cell office:value-type="float" office:value="14" table:style-name="ce123">
            <text:p><text:s text:c="3"/>14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265" table:style-name="ce125">
            <text:p><text:s text:c="3"/>4,265</text:p>
          </table:table-cell>
          <table:table-cell office:value-type="float" office:value="448" table:style-name="ce126">
            <text:p><text:s text:c="3"/>448</text:p>
          </table:table-cell>
          <table:table-cell office:value-type="float" office:value="435" table:style-name="ce126">
            <text:p><text:s text:c="3"/>435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6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9330" table:style-name="ce134">
            <text:p><text:s text:c="3"/>9,330</text:p>
          </table:table-cell>
          <table:table-cell office:value-type="float" office:value="8524" table:style-name="ce134">
            <text:p><text:s text:c="3"/>8,524</text:p>
          </table:table-cell>
          <table:table-cell office:value-type="float" office:value="420" table:style-name="ce134">
            <text:p><text:s text:c="3"/>420</text:p>
          </table:table-cell>
          <table:table-cell office:value-type="float" office:value="402" table:style-name="ce134">
            <text:p><text:s text:c="3"/>402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386" table:style-name="ce134">
            <text:p><text:s text:c="3"/>386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9292" table:style-name="ce134">
            <text:p><text:s text:c="3"/>9,292</text:p>
          </table:table-cell>
          <table:table-cell office:value-type="float" office:value="8486" table:style-name="ce134">
            <text:p><text:s text:c="3"/>8,486</text:p>
          </table:table-cell>
          <table:table-cell office:value-type="float" office:value="420" table:style-name="ce134">
            <text:p><text:s text:c="3"/>420</text:p>
          </table:table-cell>
          <table:table-cell office:value-type="float" office:value="402" table:style-name="ce134">
            <text:p><text:s text:c="3"/>402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386" table:style-name="ce134">
            <text:p><text:s text:c="3"/>386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8 月</text:p>
          </table:table-cell>
          <table:table-cell office:value-type="string" table:style-name="ce135">
            <text:p>男</text:p>
          </table:table-cell>
          <table:table-cell office:value-type="float" office:value="4660" table:style-name="ce126">
            <text:p><text:s text:c="3"/>4,660</text:p>
          </table:table-cell>
          <table:table-cell office:value-type="float" office:value="4570" table:style-name="ce125">
            <text:p><text:s text:c="3"/>4,570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4646" table:style-name="ce126">
            <text:p><text:s text:c="3"/>4,646</text:p>
          </table:table-cell>
          <table:table-cell office:value-type="float" office:value="4556" table:style-name="ce125">
            <text:p><text:s text:c="3"/>4,556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女</text:p>
          </table:table-cell>
          <table:table-cell office:value-type="float" office:value="4670" table:style-name="ce138">
            <text:p><text:s text:c="3"/>4,670</text:p>
          </table:table-cell>
          <table:table-cell office:value-type="float" office:value="3954" table:style-name="ce139">
            <text:p><text:s text:c="3"/>3,954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4646" table:style-name="ce138">
            <text:p><text:s text:c="3"/>4,646</text:p>
          </table:table-cell>
          <table:table-cell office:value-type="float" office:value="3930" table:style-name="ce139">
            <text:p><text:s text:c="3"/>3,930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3">
            <text:p>計</text:p>
          </table:table-cell>
          <table:table-cell office:value-type="float" office:value="8804" table:style-name="ce126">
            <text:p><text:s text:c="3"/>8,804</text:p>
          </table:table-cell>
          <table:table-cell office:value-type="float" office:value="8028" table:style-name="ce125">
            <text:p><text:s text:c="3"/>8,028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8772" table:style-name="ce126">
            <text:p><text:s text:c="3"/>8,772</text:p>
          </table:table-cell>
          <table:table-cell office:value-type="float" office:value="7996" table:style-name="ce125">
            <text:p><text:s text:c="3"/>7,996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9 月</text:p>
          </table:table-cell>
          <table:table-cell office:value-type="string" table:style-name="ce135">
            <text:p>男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4311" table:style-name="ce125">
            <text:p><text:s text:c="3"/>4,31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4291" table:style-name="ce125">
            <text:p><text:s text:c="3"/>4,29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7">
            <text:p>女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717" table:style-name="ce125">
            <text:p><text:s text:c="3"/>3,717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3705" table:style-name="ce125">
            <text:p><text:s text:c="3"/>3,705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558" table:style-name="ce124">
            <text:p><text:s text:c="3"/>9,558</text:p>
          </table:table-cell>
          <table:table-cell office:value-type="float" office:value="8658" table:style-name="ce141">
            <text:p><text:s text:c="3"/>8,658</text:p>
          </table:table-cell>
          <table:table-cell office:value-type="float" office:value="493" table:style-name="ce124">
            <text:p><text:s text:c="3"/>493</text:p>
          </table:table-cell>
          <table:table-cell office:value-type="float" office:value="456" table:style-name="ce124">
            <text:p><text:s text:c="3"/>456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407" table:style-name="ce141">
            <text:p><text:s text:c="3"/>407</text:p>
          </table:table-cell>
          <table:table-cell office:value-type="float" office:value="353" table:style-name="ce124">
            <text:p><text:s text:c="3"/>353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9516" table:style-name="ce124">
            <text:p><text:s text:c="3"/>9,516</text:p>
          </table:table-cell>
          <table:table-cell office:value-type="float" office:value="8616" table:style-name="ce141">
            <text:p><text:s text:c="3"/>8,616</text:p>
          </table:table-cell>
          <table:table-cell office:value-type="float" office:value="493" table:style-name="ce124">
            <text:p><text:s text:c="3"/>493</text:p>
          </table:table-cell>
          <table:table-cell office:value-type="float" office:value="456" table:style-name="ce124">
            <text:p><text:s text:c="3"/>456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407" table:style-name="ce141">
            <text:p><text:s text:c="3"/>407</text:p>
          </table:table-cell>
          <table:table-cell office:value-type="float" office:value="353" table:style-name="ce124">
            <text:p><text:s text:c="3"/>353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0 月</text:p>
          </table:table-cell>
          <table:table-cell office:value-type="string" table:style-name="ce130">
            <text:p>男</text:p>
          </table:table-cell>
          <table:table-cell office:value-type="float" office:value="4780" table:style-name="ce126">
            <text:p><text:s text:c="3"/>4,780</text:p>
          </table:table-cell>
          <table:table-cell office:value-type="float" office:value="4677" table:style-name="ce125">
            <text:p><text:s text:c="3"/>4,677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4758" table:style-name="ce126">
            <text:p><text:s text:c="3"/>4,758</text:p>
          </table:table-cell>
          <table:table-cell office:value-type="float" office:value="4655" table:style-name="ce125">
            <text:p><text:s text:c="3"/>4,655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女</text:p>
          </table:table-cell>
          <table:table-cell office:value-type="float" office:value="4778" table:style-name="ce138">
            <text:p><text:s text:c="3"/>4,778</text:p>
          </table:table-cell>
          <table:table-cell office:value-type="float" office:value="3981" table:style-name="ce139">
            <text:p><text:s text:c="3"/>3,98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40">
            <text:p><text:s text:c="3"/>14</text:p>
          </table:table-cell>
          <table:table-cell office:value-type="float" office:value="4758" table:style-name="ce138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40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8952" table:style-name="ce134">
            <text:p><text:s text:c="3"/>8,952</text:p>
          </table:table-cell>
          <table:table-cell office:value-type="float" office:value="8173" table:style-name="ce134">
            <text:p><text:s text:c="3"/>8,173</text:p>
          </table:table-cell>
          <table:table-cell office:value-type="float" office:value="426" table:style-name="ce134">
            <text:p><text:s text:c="3"/>426</text:p>
          </table:table-cell>
          <table:table-cell office:value-type="float" office:value="401" table:style-name="ce134">
            <text:p><text:s text:c="3"/>40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353" table:style-name="ce134">
            <text:p><text:s text:c="3"/>353</text:p>
          </table:table-cell>
          <table:table-cell office:value-type="float" office:value="301" table:style-name="ce134">
            <text:p><text:s text:c="3"/>301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8904" table:style-name="ce134">
            <text:p><text:s text:c="3"/>8,904</text:p>
          </table:table-cell>
          <table:table-cell office:value-type="float" office:value="8125" table:style-name="ce134">
            <text:p><text:s text:c="3"/>8,125</text:p>
          </table:table-cell>
          <table:table-cell office:value-type="float" office:value="426" table:style-name="ce134">
            <text:p><text:s text:c="3"/>426</text:p>
          </table:table-cell>
          <table:table-cell office:value-type="float" office:value="401" table:style-name="ce134">
            <text:p><text:s text:c="3"/>40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353" table:style-name="ce134">
            <text:p><text:s text:c="3"/>353</text:p>
          </table:table-cell>
          <table:table-cell office:value-type="float" office:value="301" table:style-name="ce134">
            <text:p><text:s text:c="3"/>301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1 月</text:p>
          </table:table-cell>
          <table:table-cell office:value-type="string" table:style-name="ce135">
            <text:p>男</text:p>
          </table:table-cell>
          <table:table-cell office:value-type="float" office:value="4470" table:style-name="ce126">
            <text:p><text:s text:c="3"/>4,470</text:p>
          </table:table-cell>
          <table:table-cell office:value-type="float" office:value="4382" table:style-name="ce125">
            <text:p><text:s text:c="3"/>4,382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4364" table:style-name="ce125">
            <text:p><text:s text:c="3"/>4,364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0">
            <text:p>女</text:p>
          </table:table-cell>
          <table:table-cell office:value-type="float" office:value="4482" table:style-name="ce126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3761" table:style-name="ce125">
            <text:p><text:s text:c="3"/>3,76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22">
            <text:p>計</text:p>
          </table:table-cell>
          <table:table-cell office:value-type="float" office:value="8874" table:style-name="ce124">
            <text:p><text:s text:c="3"/>8,874</text:p>
          </table:table-cell>
          <table:table-cell office:value-type="float" office:value="8104" table:style-name="ce141">
            <text:p><text:s text:c="3"/>8,104</text:p>
          </table:table-cell>
          <table:table-cell office:value-type="float" office:value="423" table:style-name="ce124">
            <text:p><text:s text:c="3"/>423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47" table:style-name="ce141">
            <text:p><text:s text:c="3"/>347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8844" table:style-name="ce124">
            <text:p><text:s text:c="3"/>8,844</text:p>
          </table:table-cell>
          <table:table-cell office:value-type="float" office:value="8074" table:style-name="ce141">
            <text:p><text:s text:c="3"/>8,074</text:p>
          </table:table-cell>
          <table:table-cell office:value-type="float" office:value="423" table:style-name="ce124">
            <text:p><text:s text:c="3"/>423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47" table:style-name="ce141">
            <text:p><text:s text:c="3"/>347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2 月</text:p>
          </table:table-cell>
          <table:table-cell office:value-type="string" table:style-name="ce130">
            <text:p>男</text:p>
          </table:table-cell>
          <table:table-cell office:value-type="float" office:value="4426" table:style-name="ce126">
            <text:p><text:s text:c="3"/>4,426</text:p>
          </table:table-cell>
          <table:table-cell office:value-type="float" office:value="4312" table:style-name="ce125">
            <text:p><text:s text:c="3"/>4,312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4422" table:style-name="ce126">
            <text:p><text:s text:c="3"/>4,422</text:p>
          </table:table-cell>
          <table:table-cell office:value-type="float" office:value="4308" table:style-name="ce125">
            <text:p><text:s text:c="3"/>4,308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37">
            <text:p>女</text:p>
          </table:table-cell>
          <table:table-cell office:value-type="float" office:value="4448" table:style-name="ce138">
            <text:p><text:s text:c="3"/>4,448</text:p>
          </table:table-cell>
          <table:table-cell office:value-type="float" office:value="3792" table:style-name="ce139">
            <text:p><text:s text:c="3"/>3,792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4422" table:style-name="ce138">
            <text:p><text:s text:c="3"/>4,422</text:p>
          </table:table-cell>
          <table:table-cell office:value-type="float" office:value="3766" table:style-name="ce139">
            <text:p><text:s text:c="3"/>3,766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3">
            <text:p>109年</text:p>
            <text:p>截至7月止</text:p>
          </table:table-cell>
          <table:table-cell office:value-type="string" table:style-name="ce147">
            <text:p>計</text:p>
          </table:table-cell>
          <table:table-cell office:value-type="float" office:value="60390" table:style-name="ce78">
            <text:p><text:s text:c="3"/>60,390</text:p>
          </table:table-cell>
          <table:table-cell office:value-type="float" office:value="56055" table:style-name="ce79">
            <text:p><text:s text:c="3"/>56,055</text:p>
          </table:table-cell>
          <table:table-cell office:value-type="float" office:value="2092" table:style-name="ce78">
            <text:p><text:s text:c="3"/>2,092</text:p>
          </table:table-cell>
          <table:table-cell office:value-type="float" office:value="2000" table:style-name="ce78">
            <text:p><text:s text:c="3"/>2,000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2243" table:style-name="ce79">
            <text:p><text:s text:c="3"/>2,243</text:p>
          </table:table-cell>
          <table:table-cell office:value-type="float" office:value="1967" table:style-name="ce78">
            <text:p><text:s text:c="3"/>1,967</text:p>
          </table:table-cell>
          <table:table-cell office:value-type="float" office:value="276" table:style-name="ce74">
            <text:p><text:s text:c="3"/>276</text:p>
          </table:table-cell>
          <table:table-cell office:value-type="float" office:value="59984" table:style-name="ce78">
            <text:p><text:s text:c="3"/>59,984</text:p>
          </table:table-cell>
          <table:table-cell office:value-type="float" office:value="55649" table:style-name="ce79">
            <text:p><text:s text:c="3"/>55,649</text:p>
          </table:table-cell>
          <table:table-cell office:value-type="float" office:value="2092" table:style-name="ce78">
            <text:p><text:s text:c="3"/>2,092</text:p>
          </table:table-cell>
          <table:table-cell office:value-type="float" office:value="2000" table:style-name="ce78">
            <text:p><text:s text:c="3"/>2,000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2243" table:style-name="ce79">
            <text:p><text:s text:c="3"/>2,243</text:p>
          </table:table-cell>
          <table:table-cell office:value-type="float" office:value="1967" table:style-name="ce78">
            <text:p><text:s text:c="3"/>1,967</text:p>
          </table:table-cell>
          <table:table-cell office:value-type="float" office:value="276" table:style-name="ce74">
            <text:p><text:s text:c="3"/>276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406" table:style-name="ce108">
            <text:p><text:s text:c="3"/>40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30098" table:style-name="ce54">
            <text:p><text:s text:c="3"/>30,098</text:p>
          </table:table-cell>
          <table:table-cell office:value-type="float" office:value="29620" table:style-name="ce55">
            <text:p><text:s text:c="3"/>29,62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219" table:style-name="ce44">
            <text:p><text:s text:c="3"/>219</text:p>
          </table:table-cell>
          <table:table-cell office:value-type="float" office:value="29992" table:style-name="ce54">
            <text:p><text:s text:c="3"/>29,992</text:p>
          </table:table-cell>
          <table:table-cell office:value-type="float" office:value="29514" table:style-name="ce55">
            <text:p><text:s text:c="3"/>29,514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219" table:style-name="ce44">
            <text:p><text:s text:c="3"/>219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106" table:style-name="ce112">
            <text:p><text:s text:c="3"/>106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30292" table:style-name="ce64">
            <text:p><text:s text:c="3"/>30,292</text:p>
          </table:table-cell>
          <table:table-cell office:value-type="float" office:value="26435" table:style-name="ce65">
            <text:p><text:s text:c="3"/>26,435</text:p>
          </table:table-cell>
          <table:table-cell office:value-type="float" office:value="1945" table:style-name="ce64">
            <text:p><text:s text:c="3"/>1,945</text:p>
          </table:table-cell>
          <table:table-cell office:value-type="float" office:value="1891" table:style-name="ce64">
            <text:p><text:s text:c="3"/>1,891</text:p>
          </table:table-cell>
          <table:table-cell office:value-type="float" office:value="54" table:style-name="ce64">
            <text:p><text:s text:c="3"/>54</text:p>
          </table:table-cell>
          <table:table-cell office:value-type="float" office:value="1912" table:style-name="ce65">
            <text:p><text:s text:c="3"/>1,912</text:p>
          </table:table-cell>
          <table:table-cell office:value-type="float" office:value="1855" table:style-name="ce64">
            <text:p><text:s text:c="3"/>1,855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29992" table:style-name="ce64">
            <text:p><text:s text:c="3"/>29,992</text:p>
          </table:table-cell>
          <table:table-cell office:value-type="float" office:value="26135" table:style-name="ce65">
            <text:p><text:s text:c="3"/>26,135</text:p>
          </table:table-cell>
          <table:table-cell office:value-type="float" office:value="1945" table:style-name="ce64">
            <text:p><text:s text:c="3"/>1,945</text:p>
          </table:table-cell>
          <table:table-cell office:value-type="float" office:value="1891" table:style-name="ce64">
            <text:p><text:s text:c="3"/>1,891</text:p>
          </table:table-cell>
          <table:table-cell office:value-type="float" office:value="54" table:style-name="ce64">
            <text:p><text:s text:c="3"/>54</text:p>
          </table:table-cell>
          <table:table-cell office:value-type="float" office:value="1912" table:style-name="ce65">
            <text:p><text:s text:c="3"/>1,912</text:p>
          </table:table-cell>
          <table:table-cell office:value-type="float" office:value="1855" table:style-name="ce64">
            <text:p><text:s text:c="3"/>1,855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300" table:style-name="ce117">
            <text:p><text:s text:c="3"/>300</text:p>
          </table:table-cell>
          <table:table-cell office:value-type="float" office:value="300" table:style-name="ce116">
            <text:p><text:s text:c="3"/>30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1月</text:p>
          </table:table-cell>
          <table:table-cell office:value-type="string" table:style-name="ce133">
            <text:p>計</text:p>
          </table:table-cell>
          <table:table-cell office:value-type="float" office:value="7344" table:style-name="ce151">
            <text:p><text:s text:c="3"/>7,344</text:p>
          </table:table-cell>
          <table:table-cell office:value-type="float" office:value="6734" table:style-name="ce151">
            <text:p><text:s text:c="3"/>6,734</text:p>
          </table:table-cell>
          <table:table-cell office:value-type="float" office:value="344" table:style-name="ce151">
            <text:p><text:s text:c="3"/>344</text:p>
          </table:table-cell>
          <table:table-cell office:value-type="float" office:value="322" table:style-name="ce151">
            <text:p><text:s text:c="3"/>322</text:p>
          </table:table-cell>
          <table:table-cell office:value-type="float" office:value="22" table:style-name="ce151">
            <text:p><text:s text:c="3"/>22</text:p>
          </table:table-cell>
          <table:table-cell office:value-type="float" office:value="266" table:style-name="ce151">
            <text:p><text:s text:c="3"/>266</text:p>
          </table:table-cell>
          <table:table-cell office:value-type="float" office:value="217" table:style-name="ce151">
            <text:p><text:s text:c="3"/>217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7296" table:style-name="ce134">
            <text:p><text:s text:c="3"/>7,296</text:p>
          </table:table-cell>
          <table:table-cell office:value-type="float" office:value="6686" table:style-name="ce134">
            <text:p><text:s text:c="3"/>6,686</text:p>
          </table:table-cell>
          <table:table-cell office:value-type="float" office:value="344" table:style-name="ce124">
            <text:p><text:s text:c="3"/>344</text:p>
          </table:table-cell>
          <table:table-cell office:value-type="float" office:value="322" table:style-name="ce134">
            <text:p><text:s text:c="3"/>322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3662" table:style-name="ce123">
            <text:p><text:s text:c="3"/>3,662</text:p>
          </table:table-cell>
          <table:table-cell office:value-type="float" office:value="3569" table:style-name="ce123">
            <text:p><text:s text:c="3"/>3,569</text:p>
          </table:table-cell>
          <table:table-cell office:value-type="float" office:value="32" table:style-name="ce123">
            <text:p><text:s text:c="3"/>32</text:p>
          </table:table-cell>
          <table:table-cell office:value-type="float" office:value="20" table:style-name="ce123">
            <text:p><text:s text:c="3"/>20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24" table:style-name="ce123">
            <text:p><text:s text:c="3"/>2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555" table:style-name="ce125">
            <text:p><text:s text:c="3"/>3,555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0">
            <text:p>女</text:p>
          </table:table-cell>
          <table:table-cell office:value-type="float" office:value="3682" table:style-name="ce153">
            <text:p><text:s text:c="3"/>3,682</text:p>
          </table:table-cell>
          <table:table-cell office:value-type="float" office:value="3165" table:style-name="ce153">
            <text:p><text:s text:c="3"/>3,165</text:p>
          </table:table-cell>
          <table:table-cell office:value-type="float" office:value="312" table:style-name="ce153">
            <text:p><text:s text:c="3"/>312</text:p>
          </table:table-cell>
          <table:table-cell office:value-type="float" office:value="302" table:style-name="ce153">
            <text:p><text:s text:c="3"/>30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205" table:style-name="ce153">
            <text:p><text:s text:c="3"/>205</text:p>
          </table:table-cell>
          <table:table-cell office:value-type="float" office:value="193" table:style-name="ce153">
            <text:p><text:s text:c="3"/>193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131" table:style-name="ce139">
            <text:p><text:s text:c="3"/>3,131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34" table:style-name="ce138">
            <text:p><text:s text:c="3"/>34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22">
            <text:p>計</text:p>
          </table:table-cell>
          <table:table-cell office:value-type="float" office:value="8468" table:style-name="ce123">
            <text:p><text:s text:c="3"/>8,468</text:p>
          </table:table-cell>
          <table:table-cell office:value-type="float" office:value="7854" table:style-name="ce123">
            <text:p><text:s text:c="3"/>7,854</text:p>
          </table:table-cell>
          <table:table-cell office:value-type="float" office:value="278" table:style-name="ce123">
            <text:p><text:s text:c="3"/>278</text:p>
          </table:table-cell>
          <table:table-cell office:value-type="float" office:value="266" table:style-name="ce123">
            <text:p><text:s text:c="3"/>266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36" table:style-name="ce123">
            <text:p><text:s text:c="3"/>336</text:p>
          </table:table-cell>
          <table:table-cell office:value-type="float" office:value="288" table:style-name="ce123">
            <text:p><text:s text:c="3"/>28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8420" table:style-name="ce124">
            <text:p><text:s text:c="3"/>8,420</text:p>
          </table:table-cell>
          <table:table-cell office:value-type="float" office:value="7806" table:style-name="ce125">
            <text:p><text:s text:c="3"/>7,806</text:p>
          </table:table-cell>
          <table:table-cell office:value-type="float" office:value="278" table:style-name="ce126">
            <text:p><text:s text:c="3"/>278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336" table:style-name="ce126">
            <text:p><text:s text:c="3"/>336</text:p>
          </table:table-cell>
          <table:table-cell office:value-type="float" office:value="288" table:style-name="ce126">
            <text:p><text:s text:c="3"/>288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2月</text:p>
          </table:table-cell>
          <table:table-cell office:value-type="string" table:style-name="ce130">
            <text:p>男</text:p>
          </table:table-cell>
          <table:table-cell office:value-type="float" office:value="4224" table:style-name="ce123">
            <text:p><text:s text:c="3"/>4,224</text:p>
          </table:table-cell>
          <table:table-cell office:value-type="float" office:value="4147" table:style-name="ce123">
            <text:p><text:s text:c="3"/>4,147</text:p>
          </table:table-cell>
          <table:table-cell office:value-type="float" office:value="21" table:style-name="ce123">
            <text:p><text:s text:c="3"/>21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56" table:style-name="ce123">
            <text:p><text:s text:c="3"/>56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4133" table:style-name="ce125">
            <text:p><text:s text:c="3"/>4,133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56" table:style-name="ce126">
            <text:p><text:s text:c="3"/>56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1" table:style-name="ce127">
            <text:p><text:s text:c="3"/>41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0">
            <text:p>女</text:p>
          </table:table-cell>
          <table:table-cell office:value-type="float" office:value="4244" table:style-name="ce123">
            <text:p><text:s text:c="3"/>4,244</text:p>
          </table:table-cell>
          <table:table-cell office:value-type="float" office:value="3707" table:style-name="ce123">
            <text:p><text:s text:c="3"/>3,707</text:p>
          </table:table-cell>
          <table:table-cell office:value-type="float" office:value="257" table:style-name="ce123">
            <text:p><text:s text:c="3"/>257</text:p>
          </table:table-cell>
          <table:table-cell office:value-type="float" office:value="249" table:style-name="ce123">
            <text:p><text:s text:c="3"/>249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280" table:style-name="ce123">
            <text:p><text:s text:c="3"/>280</text:p>
          </table:table-cell>
          <table:table-cell office:value-type="float" office:value="273" table:style-name="ce123">
            <text:p><text:s text:c="3"/>273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3673" table:style-name="ce125">
            <text:p><text:s text:c="3"/>3,673</text:p>
          </table:table-cell>
          <table:table-cell office:value-type="float" office:value="257" table:style-name="ce126">
            <text:p><text:s text:c="3"/>257</text:p>
          </table:table-cell>
          <table:table-cell office:value-type="float" office:value="249" table:style-name="ce126">
            <text:p><text:s text:c="3"/>249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280" table:style-name="ce126">
            <text:p><text:s text:c="3"/>280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57">
            <text:p>計</text:p>
          </table:table-cell>
          <table:table-cell office:value-type="float" office:value="9308" table:style-name="ce151">
            <text:p><text:s text:c="3"/>9,308</text:p>
          </table:table-cell>
          <table:table-cell office:value-type="float" office:value="8603" table:style-name="ce151">
            <text:p><text:s text:c="3"/>8,603</text:p>
          </table:table-cell>
          <table:table-cell office:value-type="float" office:value="316" table:style-name="ce151">
            <text:p><text:s text:c="3"/>316</text:p>
          </table:table-cell>
          <table:table-cell office:value-type="float" office:value="305" table:style-name="ce151">
            <text:p><text:s text:c="3"/>30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389" table:style-name="ce151">
            <text:p><text:s text:c="3"/>389</text:p>
          </table:table-cell>
          <table:table-cell office:value-type="float" office:value="329" table:style-name="ce151">
            <text:p><text:s text:c="3"/>329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9248" table:style-name="ce124">
            <text:p><text:s text:c="3"/>9,248</text:p>
          </table:table-cell>
          <table:table-cell office:value-type="float" office:value="8543" table:style-name="ce141">
            <text:p><text:s text:c="3"/>8,54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305" table:style-name="ce124">
            <text:p><text:s text:c="3"/>30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89" table:style-name="ce124">
            <text:p><text:s text:c="3"/>389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3月</text:p>
          </table:table-cell>
          <table:table-cell office:value-type="string" table:style-name="ce130">
            <text:p>男</text:p>
          </table:table-cell>
          <table:table-cell office:value-type="float" office:value="4644" table:style-name="ce123">
            <text:p><text:s text:c="3"/>4,644</text:p>
          </table:table-cell>
          <table:table-cell office:value-type="float" office:value="4561" table:style-name="ce123">
            <text:p><text:s text:c="3"/>4,56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541" table:style-name="ce125">
            <text:p><text:s text:c="3"/>4,54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0">
            <text:p>女</text:p>
          </table:table-cell>
          <table:table-cell office:value-type="float" office:value="4664" table:style-name="ce123">
            <text:p><text:s text:c="3"/>4,664</text:p>
          </table:table-cell>
          <table:table-cell office:value-type="float" office:value="4042" table:style-name="ce123">
            <text:p><text:s text:c="3"/>4,042</text:p>
          </table:table-cell>
          <table:table-cell office:value-type="float" office:value="293" table:style-name="ce123">
            <text:p><text:s text:c="3"/>293</text:p>
          </table:table-cell>
          <table:table-cell office:value-type="float" office:value="286" table:style-name="ce123">
            <text:p><text:s text:c="3"/>286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002" table:style-name="ce125">
            <text:p><text:s text:c="3"/>4,002</text:p>
          </table:table-cell>
          <table:table-cell office:value-type="float" office:value="293" table:style-name="ce126">
            <text:p><text:s text:c="3"/>293</text:p>
          </table:table-cell>
          <table:table-cell office:value-type="float" office:value="286" table:style-name="ce126">
            <text:p><text:s text:c="3"/>286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29" table:style-name="ce126">
            <text:p><text:s text:c="3"/>329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22">
            <text:p>計</text:p>
          </table:table-cell>
          <table:table-cell office:value-type="float" office:value="8048" table:style-name="ce151">
            <text:p><text:s text:c="3"/>8,048</text:p>
          </table:table-cell>
          <table:table-cell office:value-type="float" office:value="7512" table:style-name="ce151">
            <text:p><text:s text:c="3"/>7,512</text:p>
          </table:table-cell>
          <table:table-cell office:value-type="float" office:value="262" table:style-name="ce151">
            <text:p><text:s text:c="3"/>262</text:p>
          </table:table-cell>
          <table:table-cell office:value-type="float" office:value="253" table:style-name="ce151">
            <text:p><text:s text:c="3"/>253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74" table:style-name="ce151">
            <text:p><text:s text:c="3"/>274</text:p>
          </table:table-cell>
          <table:table-cell office:value-type="float" office:value="249" table:style-name="ce151">
            <text:p><text:s text:c="3"/>249</text:p>
          </table:table-cell>
          <table:table-cell office:value-type="float" office:value="25" table:style-name="ce151">
            <text:p><text:s text:c="3"/>25</text:p>
          </table:table-cell>
          <table:table-cell office:value-type="float" office:value="7978" table:style-name="ce124">
            <text:p><text:s text:c="3"/>7,978</text:p>
          </table:table-cell>
          <table:table-cell office:value-type="float" office:value="7442" table:style-name="ce141">
            <text:p><text:s text:c="3"/>7,442</text:p>
          </table:table-cell>
          <table:table-cell office:value-type="float" office:value="262" table:style-name="ce124">
            <text:p><text:s text:c="3"/>262</text:p>
          </table:table-cell>
          <table:table-cell office:value-type="float" office:value="253" table:style-name="ce124">
            <text:p><text:s text:c="3"/>25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9" table:style-name="ce124">
            <text:p><text:s text:c="3"/>249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4月</text:p>
          </table:table-cell>
          <table:table-cell office:value-type="string" table:style-name="ce130">
            <text:p>男</text:p>
          </table:table-cell>
          <table:table-cell office:value-type="float" office:value="4011" table:style-name="ce123">
            <text:p><text:s text:c="3"/>4,011</text:p>
          </table:table-cell>
          <table:table-cell office:value-type="float" office:value="3958" table:style-name="ce123">
            <text:p><text:s text:c="3"/>3,958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936" table:style-name="ce125">
            <text:p><text:s text:c="3"/>3,936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0">
            <text:p>女</text:p>
          </table:table-cell>
          <table:table-cell office:value-type="float" office:value="4037" table:style-name="ce123">
            <text:p><text:s text:c="3"/>4,037</text:p>
          </table:table-cell>
          <table:table-cell office:value-type="float" office:value="3554" table:style-name="ce123">
            <text:p><text:s text:c="3"/>3,554</text:p>
          </table:table-cell>
          <table:table-cell office:value-type="float" office:value="243" table:style-name="ce123">
            <text:p><text:s text:c="3"/>243</text:p>
          </table:table-cell>
          <table:table-cell office:value-type="float" office:value="238" table:style-name="ce123">
            <text:p><text:s text:c="3"/>238</text:p>
          </table:table-cell>
          <table:table-cell office:value-type="float" office:value="5" table:style-name="ce123">
            <text:p><text:s text:c="3"/>5</text:p>
          </table:table-cell>
          <table:table-cell office:value-type="float" office:value="240" table:style-name="ce123">
            <text:p><text:s text:c="3"/>240</text:p>
          </table:table-cell>
          <table:table-cell office:value-type="float" office:value="234" table:style-name="ce123">
            <text:p><text:s text:c="3"/>234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506" table:style-name="ce125">
            <text:p><text:s text:c="3"/>3,506</text:p>
          </table:table-cell>
          <table:table-cell office:value-type="float" office:value="243" table:style-name="ce126">
            <text:p><text:s text:c="3"/>243</text:p>
          </table:table-cell>
          <table:table-cell office:value-type="float" office:value="238" table:style-name="ce126">
            <text:p><text:s text:c="3"/>238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240" table:style-name="ce126">
            <text:p><text:s text:c="3"/>240</text:p>
          </table:table-cell>
          <table:table-cell office:value-type="float" office:value="234" table:style-name="ce126">
            <text:p><text:s text:c="3"/>23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22">
            <text:p>計</text:p>
          </table:table-cell>
          <table:table-cell office:value-type="float" office:value="8894" table:style-name="ce151">
            <text:p><text:s text:c="3"/>8,894</text:p>
          </table:table-cell>
          <table:table-cell office:value-type="float" office:value="8310" table:style-name="ce151">
            <text:p><text:s text:c="3"/>8,310</text:p>
          </table:table-cell>
          <table:table-cell office:value-type="float" office:value="300" table:style-name="ce151">
            <text:p><text:s text:c="3"/>300</text:p>
          </table:table-cell>
          <table:table-cell office:value-type="float" office:value="287" table:style-name="ce151">
            <text:p><text:s text:c="3"/>287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284" table:style-name="ce151">
            <text:p><text:s text:c="3"/>284</text:p>
          </table:table-cell>
          <table:table-cell office:value-type="float" office:value="261" table:style-name="ce151">
            <text:p><text:s text:c="3"/>261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8838" table:style-name="ce124">
            <text:p><text:s text:c="3"/>8,838</text:p>
          </table:table-cell>
          <table:table-cell office:value-type="float" office:value="8254" table:style-name="ce141">
            <text:p><text:s text:c="3"/>8,254</text:p>
          </table:table-cell>
          <table:table-cell office:value-type="float" office:value="300" table:style-name="ce124">
            <text:p><text:s text:c="3"/>300</text:p>
          </table:table-cell>
          <table:table-cell office:value-type="float" office:value="287" table:style-name="ce124">
            <text:p><text:s text:c="3"/>28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4" table:style-name="ce124">
            <text:p><text:s text:c="3"/>284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5月</text:p>
          </table:table-cell>
          <table:table-cell office:value-type="string" table:style-name="ce130">
            <text:p>男</text:p>
          </table:table-cell>
          <table:table-cell office:value-type="float" office:value="4429" table:style-name="ce123">
            <text:p><text:s text:c="3"/>4,429</text:p>
          </table:table-cell>
          <table:table-cell office:value-type="float" office:value="4382" table:style-name="ce123">
            <text:p><text:s text:c="3"/>4,382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30" table:style-name="ce123">
            <text:p><text:s text:c="3"/>30</text:p>
          </table:table-cell>
          <table:table-cell office:value-type="float" office:value="14" table:style-name="ce123">
            <text:p><text:s text:c="3"/>14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419" table:style-name="ce126">
            <text:p><text:s text:c="3"/>4,419</text:p>
          </table:table-cell>
          <table:table-cell office:value-type="float" office:value="4372" table:style-name="ce125">
            <text:p><text:s text:c="3"/>4,372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0">
            <text:p>女</text:p>
          </table:table-cell>
          <table:table-cell office:value-type="float" office:value="4465" table:style-name="ce123">
            <text:p><text:s text:c="3"/>4,465</text:p>
          </table:table-cell>
          <table:table-cell office:value-type="float" office:value="3928" table:style-name="ce123">
            <text:p><text:s text:c="3"/>3,928</text:p>
          </table:table-cell>
          <table:table-cell office:value-type="float" office:value="283" table:style-name="ce123">
            <text:p><text:s text:c="3"/>283</text:p>
          </table:table-cell>
          <table:table-cell office:value-type="float" office:value="277" table:style-name="ce123">
            <text:p><text:s text:c="3"/>277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254" table:style-name="ce123">
            <text:p><text:s text:c="3"/>254</text:p>
          </table:table-cell>
          <table:table-cell office:value-type="float" office:value="247" table:style-name="ce123">
            <text:p><text:s text:c="3"/>247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419" table:style-name="ce126">
            <text:p><text:s text:c="3"/>4,419</text:p>
          </table:table-cell>
          <table:table-cell office:value-type="float" office:value="3882" table:style-name="ce125">
            <text:p><text:s text:c="3"/>3,882</text:p>
          </table:table-cell>
          <table:table-cell office:value-type="float" office:value="283" table:style-name="ce126">
            <text:p><text:s text:c="3"/>283</text:p>
          </table:table-cell>
          <table:table-cell office:value-type="float" office:value="277" table:style-name="ce126">
            <text:p><text:s text:c="3"/>277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54" table:style-name="ce126">
            <text:p><text:s text:c="3"/>254</text:p>
          </table:table-cell>
          <table:table-cell office:value-type="float" office:value="247" table:style-name="ce126">
            <text:p><text:s text:c="3"/>24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6" table:style-name="ce126">
            <text:p><text:s text:c="3"/>46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22">
            <text:p>計</text:p>
          </table:table-cell>
          <table:table-cell office:value-type="float" office:value="8518" table:style-name="ce151">
            <text:p><text:s text:c="3"/>8,518</text:p>
          </table:table-cell>
          <table:table-cell office:value-type="float" office:value="7868" table:style-name="ce151">
            <text:p><text:s text:c="3"/>7,868</text:p>
          </table:table-cell>
          <table:table-cell office:value-type="float" office:value="296" table:style-name="ce151">
            <text:p><text:s text:c="3"/>296</text:p>
          </table:table-cell>
          <table:table-cell office:value-type="float" office:value="292" table:style-name="ce151">
            <text:p><text:s text:c="3"/>292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354" table:style-name="ce151">
            <text:p><text:s text:c="3"/>354</text:p>
          </table:table-cell>
          <table:table-cell office:value-type="float" office:value="311" table:style-name="ce151">
            <text:p><text:s text:c="3"/>311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8470" table:style-name="ce124">
            <text:p><text:s text:c="3"/>8,470</text:p>
          </table:table-cell>
          <table:table-cell office:value-type="float" office:value="7820" table:style-name="ce141">
            <text:p><text:s text:c="3"/>7,820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6月</text:p>
          </table:table-cell>
          <table:table-cell office:value-type="string" table:style-name="ce130">
            <text:p>男</text:p>
          </table:table-cell>
          <table:table-cell office:value-type="float" office:value="4247" table:style-name="ce123">
            <text:p><text:s text:c="3"/>4,247</text:p>
          </table:table-cell>
          <table:table-cell office:value-type="float" office:value="4175" table:style-name="ce123">
            <text:p><text:s text:c="3"/>4,175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53" table:style-name="ce123">
            <text:p><text:s text:c="3"/>53</text:p>
          </table:table-cell>
          <table:table-cell office:value-type="float" office:value="20" table:style-name="ce123">
            <text:p><text:s text:c="3"/>20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235" table:style-name="ce126">
            <text:p><text:s text:c="3"/>4,235</text:p>
          </table:table-cell>
          <table:table-cell office:value-type="float" office:value="4163" table:style-name="ce125">
            <text:p><text:s text:c="3"/>4,163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3" table:style-name="ce126">
            <text:p><text:s text:c="3"/>53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0">
            <text:p>女</text:p>
          </table:table-cell>
          <table:table-cell office:value-type="float" office:value="4271" table:style-name="ce123">
            <text:p><text:s text:c="3"/>4,271</text:p>
          </table:table-cell>
          <table:table-cell office:value-type="float" office:value="3693" table:style-name="ce123">
            <text:p><text:s text:c="3"/>3,693</text:p>
          </table:table-cell>
          <table:table-cell office:value-type="float" office:value="277" table:style-name="ce123">
            <text:p><text:s text:c="3"/>277</text:p>
          </table:table-cell>
          <table:table-cell office:value-type="float" office:value="274" table:style-name="ce123">
            <text:p><text:s text:c="3"/>274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291" table:style-name="ce123">
            <text:p><text:s text:c="3"/>291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235" table:style-name="ce126">
            <text:p><text:s text:c="3"/>4,235</text:p>
          </table:table-cell>
          <table:table-cell office:value-type="float" office:value="3657" table:style-name="ce125">
            <text:p><text:s text:c="3"/>3,657</text:p>
          </table:table-cell>
          <table:table-cell office:value-type="float" office:value="277" table:style-name="ce126">
            <text:p><text:s text:c="3"/>277</text:p>
          </table:table-cell>
          <table:table-cell office:value-type="float" office:value="274" table:style-name="ce126">
            <text:p><text:s text:c="3"/>274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301" table:style-name="ce126">
            <text:p><text:s text:c="3"/>301</text:p>
          </table:table-cell>
          <table:table-cell office:value-type="float" office:value="291" table:style-name="ce126">
            <text:p><text:s text:c="3"/>29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6" table:style-name="ce126">
            <text:p><text:s text:c="3"/>36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10">
          <table:table-cell office:value-type="string" table:number-columns-spanned="1" table:number-rows-spanned="3" table:style-name="ce365">
            <text:p>7月</text:p>
          </table:table-cell>
          <table:table-cell office:value-type="string" table:style-name="ce133">
            <text:p>計</text:p>
          </table:table-cell>
          <table:table-cell office:value-type="float" office:value="9810" table:style-name="ce151">
            <text:p><text:s text:c="3"/>9,810</text:p>
          </table:table-cell>
          <table:table-cell office:value-type="float" office:value="9174" table:style-name="ce151">
            <text:p><text:s text:c="3"/>9,174</text:p>
          </table:table-cell>
          <table:table-cell office:value-type="float" office:value="296" table:style-name="ce151">
            <text:p><text:s text:c="3"/>296</text:p>
          </table:table-cell>
          <table:table-cell office:value-type="float" office:value="275" table:style-name="ce151">
            <text:p><text:s text:c="3"/>27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340" table:style-name="ce151">
            <text:p><text:s text:c="3"/>340</text:p>
          </table:table-cell>
          <table:table-cell office:value-type="float" office:value="312" table:style-name="ce151">
            <text:p><text:s text:c="3"/>312</text:p>
          </table:table-cell>
          <table:table-cell office:value-type="float" office:value="28" table:style-name="ce151">
            <text:p><text:s text:c="3"/>28</text:p>
          </table:table-cell>
          <table:table-cell office:value-type="float" office:value="9734" table:style-name="ce134">
            <text:p><text:s text:c="3"/>9,734</text:p>
          </table:table-cell>
          <table:table-cell office:value-type="float" office:value="9098" table:style-name="ce134">
            <text:p><text:s text:c="3"/>9,098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40" table:style-name="ce124">
            <text:p><text:s text:c="3"/>340</text:p>
          </table:table-cell>
          <table:table-cell office:value-type="float" office:value="312" table:style-name="ce134">
            <text:p><text:s text:c="3"/>312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5">
            <text:p>男</text:p>
          </table:table-cell>
          <table:table-cell office:value-type="float" office:value="4881" table:style-name="ce123">
            <text:p><text:s text:c="3"/>4,881</text:p>
          </table:table-cell>
          <table:table-cell office:value-type="float" office:value="4828" table:style-name="ce123">
            <text:p><text:s text:c="3"/>4,828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4" table:style-name="ce123">
            <text:p><text:s text:c="3"/>14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4867" table:style-name="ce126">
            <text:p><text:s text:c="3"/>4,867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0">
            <text:p>女</text:p>
          </table:table-cell>
          <table:table-cell office:value-type="float" office:value="4929" table:style-name="ce153">
            <text:p><text:s text:c="3"/>4,929</text:p>
          </table:table-cell>
          <table:table-cell office:value-type="float" office:value="4346" table:style-name="ce153">
            <text:p><text:s text:c="3"/>4,346</text:p>
          </table:table-cell>
          <table:table-cell office:value-type="float" office:value="280" table:style-name="ce153">
            <text:p><text:s text:c="3"/>280</text:p>
          </table:table-cell>
          <table:table-cell office:value-type="float" office:value="265" table:style-name="ce153">
            <text:p><text:s text:c="3"/>265</text:p>
          </table:table-cell>
          <table:table-cell office:value-type="float" office:value="15" table:style-name="ce153">
            <text:p><text:s text:c="3"/>15</text:p>
          </table:table-cell>
          <table:table-cell office:value-type="float" office:value="303" table:style-name="ce153">
            <text:p><text:s text:c="3"/>303</text:p>
          </table:table-cell>
          <table:table-cell office:value-type="float" office:value="298" table:style-name="ce153">
            <text:p><text:s text:c="3"/>298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4867" table:style-name="ce126">
            <text:p><text:s text:c="3"/>4,867</text:p>
          </table:table-cell>
          <table:table-cell office:value-type="float" office:value="4284" table:style-name="ce139">
            <text:p><text:s text:c="3"/>4,284</text:p>
          </table:table-cell>
          <table:table-cell office:value-type="float" office:value="280" table:style-name="ce138">
            <text:p><text:s text:c="3"/>280</text:p>
          </table:table-cell>
          <table:table-cell office:value-type="float" office:value="265" table:style-name="ce138">
            <text:p><text:s text:c="3"/>265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303" table:style-name="ce138">
            <text:p><text:s text:c="3"/>303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-3.09" table:style-name="ce161">
            <text:p><text:s text:c="3"/>－3.09</text:p>
          </table:table-cell>
          <table:table-cell office:value-type="float" office:value="-1" table:style-name="ce161">
            <text:p><text:s text:c="3"/>－1.00</text:p>
          </table:table-cell>
          <table:table-cell office:value-type="float" office:value="-38.590000000000003" table:style-name="ce161">
            <text:p><text:s text:c="3"/>－38.59</text:p>
          </table:table-cell>
          <table:table-cell office:value-type="float" office:value="-39.82" table:style-name="ce161">
            <text:p><text:s text:c="3"/>－39.82</text:p>
          </table:table-cell>
          <table:table-cell office:value-type="float" office:value="-16" table:style-name="ce161">
            <text:p><text:s text:c="3"/>－16.00</text:p>
          </table:table-cell>
          <table:table-cell office:value-type="float" office:value="-8.6" table:style-name="ce161">
            <text:p><text:s text:c="3"/>－8.60</text:p>
          </table:table-cell>
          <table:table-cell office:value-type="float" office:value="0.32" table:style-name="ce161">
            <text:p><text:s/>0.32</text:p>
          </table:table-cell>
          <table:table-cell office:value-type="float" office:value="-54.1" table:style-name="ce161">
            <text:p><text:s text:c="3"/>－54.10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-3.09" table:style-name="ce165">
            <text:p><text:s text:c="3"/>－3.09</text:p>
          </table:table-cell>
          <table:table-cell office:value-type="float" office:value="-2.25" table:style-name="ce165">
            <text:p><text:s text:c="3"/>－2.25</text:p>
          </table:table-cell>
          <table:table-cell office:value-type="float" office:value="-52.94" table:style-name="ce165">
            <text:p><text:s text:c="3"/>－52.94</text:p>
          </table:table-cell>
          <table:table-cell office:value-type="float" office:value="-54.55" table:style-name="ce165">
            <text:p><text:s text:c="3"/>－54.55</text:p>
          </table:table-cell>
          <table:table-cell office:value-type="float" office:value="-50" table:style-name="ce165">
            <text:p><text:s text:c="3"/>－50.00</text:p>
          </table:table-cell>
          <table:table-cell office:value-type="float" office:value="-41.27" table:style-name="ce165">
            <text:p><text:s text:c="3"/>－41.27</text:p>
          </table:table-cell>
          <table:table-cell office:value-type="float" office:value="-12.5" table:style-name="ce165">
            <text:p><text:s text:c="3"/>－12.50</text:p>
          </table:table-cell>
          <table:table-cell office:value-type="float" office:value="-51.06" table:style-name="ce165">
            <text:p><text:s text:c="3"/>－51.06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-3.09" table:style-name="ce169">
            <text:p><text:s text:c="3"/>－3.09</text:p>
          </table:table-cell>
          <table:table-cell office:value-type="float" office:value="0.45" table:style-name="ce169">
            <text:p><text:s/>0.45</text:p>
          </table:table-cell>
          <table:table-cell office:value-type="float" office:value="-37.5" table:style-name="ce169">
            <text:p><text:s text:c="3"/>－37.50</text:p>
          </table:table-cell>
          <table:table-cell office:value-type="float" office:value="-39.08" table:style-name="ce169">
            <text:p><text:s text:c="3"/>－39.08</text:p>
          </table:table-cell>
          <table:table-cell office:value-type="float" office:value="15.38" table:style-name="ce169">
            <text:p><text:s/>15.38</text:p>
          </table:table-cell>
          <table:table-cell office:value-type="float" office:value="-1.94" table:style-name="ce169">
            <text:p><text:s text:c="3"/>－1.94</text:p>
          </table:table-cell>
          <table:table-cell office:value-type="float" office:value="1.02" table:style-name="ce169">
            <text:p><text:s/>1.02</text:p>
          </table:table-cell>
          <table:table-cell office:value-type="float" office:value="-64.290000000000006" table:style-name="ce169">
            <text:p><text:s text:c="3"/>－64.29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15.17" table:style-name="ce174">
            <text:p><text:s/>15.17</text:p>
          </table:table-cell>
          <table:table-cell office:value-type="float" office:value="16.600000000000001" table:style-name="ce174">
            <text:p><text:s/>16.60</text:p>
          </table:table-cell>
          <table:table-cell office:value-type="float" office:value="0" table:style-name="ce174">
            <text:p>－</text:p>
          </table:table-cell>
          <table:table-cell office:value-type="float" office:value="-5.82" table:style-name="ce174">
            <text:p><text:s text:c="3"/>－5.82</text:p>
          </table:table-cell>
          <table:table-cell office:value-type="float" office:value="425" table:style-name="ce174">
            <text:p><text:s/>425.00</text:p>
          </table:table-cell>
          <table:table-cell office:value-type="float" office:value="-3.95" table:style-name="ce174">
            <text:p><text:s text:c="3"/>－3.95</text:p>
          </table:table-cell>
          <table:table-cell office:value-type="float" office:value="0.32" table:style-name="ce174">
            <text:p><text:s/>0.32</text:p>
          </table:table-cell>
          <table:table-cell office:value-type="float" office:value="-34.880000000000003" table:style-name="ce174">
            <text:p><text:s text:c="3"/>－34.88</text:p>
          </table:table-cell>
          <table:table-cell office:value-type="float" office:value="14.92" table:style-name="ce174">
            <text:p><text:s/>14.92</text:p>
          </table:table-cell>
          <table:table-cell office:value-type="float" office:value="16.34" table:style-name="ce174">
            <text:p><text:s/>16.34</text:p>
          </table:table-cell>
          <table:table-cell office:value-type="float" office:value="0" table:style-name="ce174">
            <text:p>－</text:p>
          </table:table-cell>
          <table:table-cell office:value-type="float" office:value="-5.82" table:style-name="ce174">
            <text:p><text:s text:c="3"/>－5.82</text:p>
          </table:table-cell>
          <table:table-cell office:value-type="float" office:value="425" table:style-name="ce174">
            <text:p><text:s/>425.00</text:p>
          </table:table-cell>
          <table:table-cell office:value-type="float" office:value="-3.95" table:style-name="ce174">
            <text:p><text:s text:c="3"/>－3.95</text:p>
          </table:table-cell>
          <table:table-cell office:value-type="float" office:value="0.32" table:style-name="ce174">
            <text:p><text:s/>0.32</text:p>
          </table:table-cell>
          <table:table-cell office:value-type="float" office:value="-34.880000000000003" table:style-name="ce174">
            <text:p><text:s text:c="3"/>－34.88</text:p>
          </table:table-cell>
          <table:table-cell office:value-type="float" office:value="58.33" table:style-name="ce174">
            <text:p><text:s/>58.33</text:p>
          </table:table-cell>
          <table:table-cell office:value-type="float" office:value="58.33" table:style-name="ce174">
            <text:p><text:s/>58.33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14.93" table:style-name="ce165">
            <text:p><text:s/>14.93</text:p>
          </table:table-cell>
          <table:table-cell office:value-type="float" office:value="15.64" table:style-name="ce165">
            <text:p><text:s/>15.64</text:p>
          </table:table-cell>
          <table:table-cell office:value-type="float" office:value="-15.79" table:style-name="ce165">
            <text:p><text:s text:c="3"/>－15.79</text:p>
          </table:table-cell>
          <table:table-cell office:value-type="float" office:value="-44.44" table:style-name="ce165">
            <text:p><text:s text:c="3"/>－44.44</text:p>
          </table:table-cell>
          <table:table-cell office:value-type="float" office:value="500" table:style-name="ce165">
            <text:p><text:s/>500.00</text:p>
          </table:table-cell>
          <table:table-cell office:value-type="float" office:value="-30.19" table:style-name="ce165">
            <text:p><text:s text:c="3"/>－30.19</text:p>
          </table:table-cell>
          <table:table-cell office:value-type="float" office:value="-30" table:style-name="ce165">
            <text:p><text:s text:c="3"/>－30.00</text:p>
          </table:table-cell>
          <table:table-cell office:value-type="float" office:value="-30.3" table:style-name="ce165">
            <text:p><text:s text:c="3"/>－30.30</text:p>
          </table:table-cell>
          <table:table-cell office:value-type="float" office:value="14.92" table:style-name="ce165">
            <text:p><text:s/>14.92</text:p>
          </table:table-cell>
          <table:table-cell office:value-type="float" office:value="15.64" table:style-name="ce165">
            <text:p><text:s/>15.64</text:p>
          </table:table-cell>
          <table:table-cell office:value-type="float" office:value="-15.79" table:style-name="ce165">
            <text:p><text:s text:c="3"/>－15.79</text:p>
          </table:table-cell>
          <table:table-cell office:value-type="float" office:value="-44.44" table:style-name="ce165">
            <text:p><text:s text:c="3"/>－44.44</text:p>
          </table:table-cell>
          <table:table-cell office:value-type="float" office:value="500" table:style-name="ce165">
            <text:p><text:s/>500.00</text:p>
          </table:table-cell>
          <table:table-cell office:value-type="float" office:value="-30.19" table:style-name="ce165">
            <text:p><text:s text:c="3"/>－30.19</text:p>
          </table:table-cell>
          <table:table-cell office:value-type="float" office:value="-30" table:style-name="ce165">
            <text:p><text:s text:c="3"/>－30.00</text:p>
          </table:table-cell>
          <table:table-cell office:value-type="float" office:value="-30.3" table:style-name="ce165">
            <text:p><text:s text:c="3"/>－30.30</text:p>
          </table:table-cell>
          <table:table-cell office:value-type="float" office:value="16.670000000000002" table:style-name="ce177">
            <text:p>16.67</text:p>
          </table:table-cell>
          <table:table-cell office:value-type="float" office:value="16.670000000000002" table:style-name="ce177">
            <text:p>16.67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15.41" table:style-name="ce169">
            <text:p><text:s/>15.41</text:p>
          </table:table-cell>
          <table:table-cell office:value-type="float" office:value="17.68" table:style-name="ce169">
            <text:p><text:s/>17.68</text:p>
          </table:table-cell>
          <table:table-cell office:value-type="float" office:value="1.08" table:style-name="ce169">
            <text:p><text:s/>1.08</text:p>
          </table:table-cell>
          <table:table-cell office:value-type="float" office:value="-3.28" table:style-name="ce169">
            <text:p><text:s text:c="3"/>－3.28</text:p>
          </table:table-cell>
          <table:table-cell office:value-type="float" office:value="400" table:style-name="ce169">
            <text:p><text:s/>400.00</text:p>
          </table:table-cell>
          <table:table-cell office:value-type="float" office:value="0.66" table:style-name="ce169">
            <text:p><text:s/>0.66</text:p>
          </table:table-cell>
          <table:table-cell office:value-type="float" office:value="2.41" table:style-name="ce169">
            <text:p><text:s/>2.41</text:p>
          </table:table-cell>
          <table:table-cell office:value-type="float" office:value="-50" table:style-name="ce169">
            <text:p><text:s text:c="3"/>－50.00</text:p>
          </table:table-cell>
          <table:table-cell office:value-type="float" office:value="14.92" table:style-name="ce169">
            <text:p><text:s/>14.92</text:p>
          </table:table-cell>
          <table:table-cell office:value-type="float" office:value="17.149999999999999" table:style-name="ce169">
            <text:p><text:s/>17.15</text:p>
          </table:table-cell>
          <table:table-cell office:value-type="float" office:value="1.08" table:style-name="ce169">
            <text:p><text:s/>1.08</text:p>
          </table:table-cell>
          <table:table-cell office:value-type="float" office:value="-3.28" table:style-name="ce169">
            <text:p><text:s text:c="3"/>－3.28</text:p>
          </table:table-cell>
          <table:table-cell office:value-type="float" office:value="400" table:style-name="ce169">
            <text:p><text:s/>400.00</text:p>
          </table:table-cell>
          <table:table-cell office:value-type="float" office:value="0.66" table:style-name="ce169">
            <text:p><text:s/>0.66</text:p>
          </table:table-cell>
          <table:table-cell office:value-type="float" office:value="2.41" table:style-name="ce169">
            <text:p><text:s/>2.41</text:p>
          </table:table-cell>
          <table:table-cell office:value-type="float" office:value="-50" table:style-name="ce169">
            <text:p><text:s text:c="3"/>－50.00</text:p>
          </table:table-cell>
          <table:table-cell office:value-type="float" office:value="72.22" table:style-name="ce169">
            <text:p><text:s/>72.22</text:p>
          </table:table-cell>
          <table:table-cell office:value-type="float" office:value="72.22" table:style-name="ce169">
            <text:p><text:s/>72.22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8月6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11" table:default-cell-style-name="ce61"/>
        <table:table-column table:style-name="co27" table:default-cell-style-name="ce61"/>
        <table:table-column table:style-name="co22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19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7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7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73">
            <text:p>總<text:span text:style-name="T1">　計</text:span>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9">
            <text:p>合　計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9810" table:style-name="ce198">
            <text:p><text:s text:c="3"/>9,810</text:p>
          </table:table-cell>
          <table:table-cell office:value-type="float" office:value="9174" table:style-name="ce198">
            <text:p><text:s text:c="3"/>9,174</text:p>
          </table:table-cell>
          <table:table-cell office:value-type="float" office:value="296" table:style-name="ce198">
            <text:p><text:s text:c="3"/>296</text:p>
          </table:table-cell>
          <table:table-cell office:value-type="float" office:value="275" table:style-name="ce198">
            <text:p><text:s text:c="3"/>275</text:p>
          </table:table-cell>
          <table:table-cell office:value-type="float" office:value="21" table:style-name="ce198">
            <text:p><text:s text:c="3"/>21</text:p>
          </table:table-cell>
          <table:table-cell office:value-type="float" office:value="340" table:style-name="ce198">
            <text:p><text:s text:c="3"/>340</text:p>
          </table:table-cell>
          <table:table-cell office:value-type="float" office:value="312" table:style-name="ce198">
            <text:p><text:s text:c="3"/>312</text:p>
          </table:table-cell>
          <table:table-cell office:value-type="float" office:value="28" table:style-name="ce198">
            <text:p><text:s text:c="3"/>28</text:p>
          </table:table-cell>
          <table:table-cell office:value-type="float" office:value="9734" table:style-name="ce198">
            <text:p><text:s text:c="3"/>9,734</text:p>
          </table:table-cell>
          <table:table-cell office:value-type="float" office:value="9098" table:style-name="ce199">
            <text:p><text:s text:c="3"/>9,098</text:p>
          </table:table-cell>
          <table:table-cell office:value-type="float" office:value="296" table:style-name="ce199">
            <text:p><text:s text:c="3"/>296</text:p>
          </table:table-cell>
          <table:table-cell office:value-type="float" office:value="275" table:style-name="ce199">
            <text:p><text:s text:c="3"/>275</text:p>
          </table:table-cell>
          <table:table-cell office:value-type="float" office:value="21" table:style-name="ce199">
            <text:p><text:s text:c="3"/>21</text:p>
          </table:table-cell>
          <table:table-cell office:value-type="float" office:value="340" table:style-name="ce199">
            <text:p><text:s text:c="3"/>340</text:p>
          </table:table-cell>
          <table:table-cell office:value-type="float" office:value="312" table:style-name="ce199">
            <text:p><text:s text:c="3"/>312</text:p>
          </table:table-cell>
          <table:table-cell office:value-type="float" office:value="28" table:style-name="ce199">
            <text:p><text:s text:c="3"/>28</text:p>
          </table:table-cell>
          <table:table-cell office:value-type="float" office:value="76" table:style-name="ce199">
            <text:p><text:s text:c="3"/>76</text:p>
          </table:table-cell>
          <table:table-cell office:value-type="float" office:value="76" table:style-name="ce199">
            <text:p><text:s text:c="3"/>76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4881" table:style-name="ce201">
            <text:p><text:s text:c="3"/>4,881</text:p>
          </table:table-cell>
          <table:table-cell office:value-type="float" office:value="4828" table:style-name="ce201">
            <text:p><text:s text:c="3"/>4,82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23" table:style-name="ce201">
            <text:p><text:s text:c="3"/>23</text:p>
          </table:table-cell>
          <table:table-cell office:value-type="float" office:value="4867" table:style-name="ce201">
            <text:p><text:s text:c="3"/>4,867</text:p>
          </table:table-cell>
          <table:table-cell office:value-type="float" office:value="4814" table:style-name="ce202">
            <text:p><text:s text:c="3"/>4,814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929" table:style-name="ce204">
            <text:p><text:s text:c="3"/>4,929</text:p>
          </table:table-cell>
          <table:table-cell office:value-type="float" office:value="4346" table:style-name="ce204">
            <text:p><text:s text:c="3"/>4,346</text:p>
          </table:table-cell>
          <table:table-cell office:value-type="float" office:value="280" table:style-name="ce204">
            <text:p><text:s text:c="3"/>280</text:p>
          </table:table-cell>
          <table:table-cell office:value-type="float" office:value="265" table:style-name="ce204">
            <text:p><text:s text:c="3"/>265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303" table:style-name="ce204">
            <text:p><text:s text:c="3"/>303</text:p>
          </table:table-cell>
          <table:table-cell office:value-type="float" office:value="298" table:style-name="ce204">
            <text:p><text:s text:c="3"/>298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4867" table:style-name="ce204">
            <text:p><text:s text:c="3"/>4,867</text:p>
          </table:table-cell>
          <table:table-cell office:value-type="float" office:value="4284" table:style-name="ce205">
            <text:p><text:s text:c="3"/>4,284</text:p>
          </table:table-cell>
          <table:table-cell office:value-type="float" office:value="280" table:style-name="ce205">
            <text:p><text:s text:c="3"/>280</text:p>
          </table:table-cell>
          <table:table-cell office:value-type="float" office:value="265" table:style-name="ce205">
            <text:p><text:s text:c="3"/>265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303" table:style-name="ce205">
            <text:p><text:s text:c="3"/>303</text:p>
          </table:table-cell>
          <table:table-cell office:value-type="float" office:value="298" table:style-name="ce205">
            <text:p><text:s text:c="3"/>298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62" table:style-name="ce205">
            <text:p><text:s text:c="3"/>62</text:p>
          </table:table-cell>
          <table:table-cell office:value-type="float" office:value="62" table:style-name="ce205">
            <text:p><text:s text:c="3"/>6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768" table:style-name="ce201">
            <text:p><text:s text:c="3"/>1,768</text:p>
          </table:table-cell>
          <table:table-cell office:value-type="float" office:value="1651" table:style-name="ce201">
            <text:p><text:s text:c="3"/>1,651</text:p>
          </table:table-cell>
          <table:table-cell office:value-type="float" office:value="51" table:style-name="ce201">
            <text:p><text:s text:c="3"/>51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6" table:style-name="ce201">
            <text:p><text:s text:c="3"/>66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760" table:style-name="ce201">
            <text:p><text:s text:c="3"/>1,760</text:p>
          </table:table-cell>
          <table:table-cell office:value-type="float" office:value="1643" table:style-name="ce202">
            <text:p><text:s text:c="3"/>1,643</text:p>
          </table:table-cell>
          <table:table-cell office:value-type="float" office:value="51" table:style-name="ce202">
            <text:p><text:s text:c="3"/>51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59" table:style-name="ce202">
            <text:p><text:s text:c="3"/>5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880" table:style-name="ce201">
            <text:p><text:s text:c="3"/>880</text:p>
          </table:table-cell>
          <table:table-cell office:value-type="float" office:value="867" table:style-name="ce201">
            <text:p><text:s text:c="3"/>86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880" table:style-name="ce201">
            <text:p><text:s text:c="3"/>880</text:p>
          </table:table-cell>
          <table:table-cell office:value-type="float" office:value="867" table:style-name="ce203">
            <text:p><text:s text:c="3"/>86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888" table:style-name="ce204">
            <text:p><text:s text:c="3"/>888</text:p>
          </table:table-cell>
          <table:table-cell office:value-type="float" office:value="784" table:style-name="ce204">
            <text:p><text:s text:c="3"/>78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880" table:style-name="ce204">
            <text:p><text:s text:c="3"/>880</text:p>
          </table:table-cell>
          <table:table-cell office:value-type="float" office:value="776" table:style-name="ce204">
            <text:p><text:s text:c="3"/>776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948" table:style-name="ce201">
            <text:p><text:s text:c="3"/>948</text:p>
          </table:table-cell>
          <table:table-cell office:value-type="float" office:value="892" table:style-name="ce201">
            <text:p><text:s text:c="3"/>892</text:p>
          </table:table-cell>
          <table:table-cell office:value-type="float" office:value="35" table:style-name="ce201">
            <text:p><text:s text:c="3"/>35</text:p>
          </table:table-cell>
          <table:table-cell office:value-type="float" office:value="29" table:style-name="ce201">
            <text:p><text:s text:c="3"/>29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940" table:style-name="ce201">
            <text:p><text:s text:c="3"/>940</text:p>
          </table:table-cell>
          <table:table-cell office:value-type="float" office:value="884" table:style-name="ce202">
            <text:p><text:s text:c="3"/>884</text:p>
          </table:table-cell>
          <table:table-cell office:value-type="float" office:value="35" table:style-name="ce202">
            <text:p><text:s text:c="3"/>35</text:p>
          </table:table-cell>
          <table:table-cell office:value-type="float" office:value="29" table:style-name="ce202">
            <text:p><text:s text:c="3"/>29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472" table:style-name="ce201">
            <text:p><text:s text:c="3"/>472</text:p>
          </table:table-cell>
          <table:table-cell office:value-type="float" office:value="461" table:style-name="ce201">
            <text:p><text:s text:c="3"/>46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70" table:style-name="ce201">
            <text:p><text:s text:c="3"/>470</text:p>
          </table:table-cell>
          <table:table-cell office:value-type="float" office:value="459" table:style-name="ce203">
            <text:p><text:s text:c="3"/>459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76" table:style-name="ce204">
            <text:p><text:s text:c="3"/>476</text:p>
          </table:table-cell>
          <table:table-cell office:value-type="float" office:value="431" table:style-name="ce204">
            <text:p><text:s text:c="3"/>431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70" table:style-name="ce204">
            <text:p><text:s text:c="3"/>470</text:p>
          </table:table-cell>
          <table:table-cell office:value-type="float" office:value="425" table:style-name="ce204">
            <text:p><text:s text:c="3"/>425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038" table:style-name="ce201">
            <text:p><text:s text:c="3"/>1,038</text:p>
          </table:table-cell>
          <table:table-cell office:value-type="float" office:value="972" table:style-name="ce201">
            <text:p><text:s text:c="3"/>97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0" table:style-name="ce201">
            <text:p>—</text:p>
          </table:table-cell>
          <table:table-cell office:value-type="float" office:value="1026" table:style-name="ce201">
            <text:p><text:s text:c="3"/>1,026</text:p>
          </table:table-cell>
          <table:table-cell office:value-type="float" office:value="960" table:style-name="ce202">
            <text:p><text:s text:c="3"/>960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桃園市</text:p>
          </table:table-cell>
          <table:table-cell office:value-type="string" table:style-name="ce149">
            <text:p>男</text:p>
          </table:table-cell>
          <table:table-cell office:value-type="float" office:value="517" table:style-name="ce201">
            <text:p><text:s text:c="3"/>517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509" table:style-name="ce203">
            <text:p><text:s text:c="3"/>50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521" table:style-name="ce204">
            <text:p><text:s text:c="3"/>521</text:p>
          </table:table-cell>
          <table:table-cell office:value-type="float" office:value="459" table:style-name="ce204">
            <text:p><text:s text:c="3"/>459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0" table:style-name="ce204">
            <text:p>—</text:p>
          </table:table-cell>
          <table:table-cell office:value-type="float" office:value="513" table:style-name="ce204">
            <text:p><text:s text:c="3"/>513</text:p>
          </table:table-cell>
          <table:table-cell office:value-type="float" office:value="451" table:style-name="ce204">
            <text:p><text:s text:c="3"/>451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216" table:style-name="ce201">
            <text:p><text:s text:c="3"/>1,216</text:p>
          </table:table-cell>
          <table:table-cell office:value-type="float" office:value="1152" table:style-name="ce201">
            <text:p><text:s text:c="3"/>1,152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29" table:style-name="ce201">
            <text:p><text:s text:c="3"/>29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206" table:style-name="ce201">
            <text:p><text:s text:c="3"/>1,206</text:p>
          </table:table-cell>
          <table:table-cell office:value-type="float" office:value="1142" table:style-name="ce202">
            <text:p><text:s text:c="3"/>1,142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29" table:style-name="ce202">
            <text:p><text:s text:c="3"/>29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中市</text:p>
          </table:table-cell>
          <table:table-cell office:value-type="string" table:style-name="ce149">
            <text:p>男</text:p>
          </table:table-cell>
          <table:table-cell office:value-type="float" office:value="605" table:style-name="ce201">
            <text:p><text:s text:c="3"/>605</text:p>
          </table:table-cell>
          <table:table-cell office:value-type="float" office:value="600" table:style-name="ce201">
            <text:p><text:s text:c="3"/>60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03" table:style-name="ce201">
            <text:p><text:s text:c="3"/>603</text:p>
          </table:table-cell>
          <table:table-cell office:value-type="float" office:value="598" table:style-name="ce203">
            <text:p><text:s text:c="3"/>59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611" table:style-name="ce204">
            <text:p><text:s text:c="3"/>611</text:p>
          </table:table-cell>
          <table:table-cell office:value-type="float" office:value="552" table:style-name="ce204">
            <text:p><text:s text:c="3"/>55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0" table:style-name="ce204">
            <text:p>—</text:p>
          </table:table-cell>
          <table:table-cell office:value-type="float" office:value="603" table:style-name="ce204">
            <text:p><text:s text:c="3"/>603</text:p>
          </table:table-cell>
          <table:table-cell office:value-type="float" office:value="544" table:style-name="ce204">
            <text:p><text:s text:c="3"/>544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748" table:style-name="ce201">
            <text:p><text:s text:c="3"/>748</text:p>
          </table:table-cell>
          <table:table-cell office:value-type="float" office:value="705" table:style-name="ce201">
            <text:p><text:s text:c="3"/>705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744" table:style-name="ce201">
            <text:p><text:s text:c="3"/>744</text:p>
          </table:table-cell>
          <table:table-cell office:value-type="float" office:value="701" table:style-name="ce202">
            <text:p><text:s text:c="3"/>701</text:p>
          </table:table-cell>
          <table:table-cell office:value-type="float" office:value="28" table:style-name="ce202">
            <text:p><text:s text:c="3"/>28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南市</text:p>
          </table:table-cell>
          <table:table-cell office:value-type="string" table:style-name="ce149">
            <text:p>男</text:p>
          </table:table-cell>
          <table:table-cell office:value-type="float" office:value="374" table:style-name="ce201">
            <text:p><text:s text:c="3"/>374</text:p>
          </table:table-cell>
          <table:table-cell office:value-type="float" office:value="370" table:style-name="ce201">
            <text:p><text:s text:c="3"/>37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372" table:style-name="ce201">
            <text:p><text:s text:c="3"/>372</text:p>
          </table:table-cell>
          <table:table-cell office:value-type="float" office:value="368" table:style-name="ce203">
            <text:p><text:s text:c="3"/>36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374" table:style-name="ce204">
            <text:p><text:s text:c="3"/>374</text:p>
          </table:table-cell>
          <table:table-cell office:value-type="float" office:value="335" table:style-name="ce204">
            <text:p><text:s text:c="3"/>335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372" table:style-name="ce204">
            <text:p><text:s text:c="3"/>372</text:p>
          </table:table-cell>
          <table:table-cell office:value-type="float" office:value="333" table:style-name="ce204">
            <text:p><text:s text:c="3"/>333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1162" table:style-name="ce201">
            <text:p><text:s text:c="3"/>1,162</text:p>
          </table:table-cell>
          <table:table-cell office:value-type="float" office:value="1076" table:style-name="ce201">
            <text:p><text:s text:c="3"/>1,076</text:p>
          </table:table-cell>
          <table:table-cell office:value-type="float" office:value="43" table:style-name="ce201">
            <text:p><text:s text:c="3"/>43</text:p>
          </table:table-cell>
          <table:table-cell office:value-type="float" office:value="40" table:style-name="ce201">
            <text:p><text:s text:c="3"/>4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3" table:style-name="ce201">
            <text:p><text:s text:c="3"/>43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150" table:style-name="ce201">
            <text:p><text:s text:c="3"/>1,150</text:p>
          </table:table-cell>
          <table:table-cell office:value-type="float" office:value="1064" table:style-name="ce202">
            <text:p><text:s text:c="3"/>1,064</text:p>
          </table:table-cell>
          <table:table-cell office:value-type="float" office:value="43" table:style-name="ce202">
            <text:p><text:s text:c="3"/>43</text:p>
          </table:table-cell>
          <table:table-cell office:value-type="float" office:value="40" table:style-name="ce202">
            <text:p><text:s text:c="3"/>40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3" table:style-name="ce202">
            <text:p><text:s text:c="3"/>43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高雄市</text:p>
          </table:table-cell>
          <table:table-cell office:value-type="string" table:style-name="ce149">
            <text:p>男</text:p>
          </table:table-cell>
          <table:table-cell office:value-type="float" office:value="577" table:style-name="ce201">
            <text:p><text:s text:c="3"/>577</text:p>
          </table:table-cell>
          <table:table-cell office:value-type="float" office:value="568" table:style-name="ce201">
            <text:p><text:s text:c="3"/>56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575" table:style-name="ce201">
            <text:p><text:s text:c="3"/>575</text:p>
          </table:table-cell>
          <table:table-cell office:value-type="float" office:value="566" table:style-name="ce203">
            <text:p><text:s text:c="3"/>56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585" table:style-name="ce204">
            <text:p><text:s text:c="3"/>585</text:p>
          </table:table-cell>
          <table:table-cell office:value-type="float" office:value="508" table:style-name="ce204">
            <text:p><text:s text:c="3"/>508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75" table:style-name="ce204">
            <text:p><text:s text:c="3"/>575</text:p>
          </table:table-cell>
          <table:table-cell office:value-type="float" office:value="498" table:style-name="ce204">
            <text:p><text:s text:c="3"/>498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106">
            <text:p>計</text:p>
          </table:table-cell>
          <table:table-cell office:value-type="float" office:value="2880" table:style-name="ce201">
            <text:p><text:s text:c="3"/>2,880</text:p>
          </table:table-cell>
          <table:table-cell office:value-type="float" office:value="2680" table:style-name="ce201">
            <text:p><text:s text:c="3"/>2,680</text:p>
          </table:table-cell>
          <table:table-cell office:value-type="float" office:value="69" table:style-name="ce201">
            <text:p><text:s text:c="3"/>69</text:p>
          </table:table-cell>
          <table:table-cell office:value-type="float" office:value="66" table:style-name="ce201">
            <text:p><text:s text:c="3"/>6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31" table:style-name="ce201">
            <text:p><text:s text:c="3"/>131</text:p>
          </table:table-cell>
          <table:table-cell office:value-type="float" office:value="126" table:style-name="ce201">
            <text:p><text:s text:c="3"/>126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858" table:style-name="ce201">
            <text:p><text:s text:c="3"/>2,858</text:p>
          </table:table-cell>
          <table:table-cell office:value-type="float" office:value="2658" table:style-name="ce202">
            <text:p><text:s text:c="3"/>2,658</text:p>
          </table:table-cell>
          <table:table-cell office:value-type="float" office:value="69" table:style-name="ce202">
            <text:p><text:s text:c="3"/>69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31" table:style-name="ce202">
            <text:p><text:s text:c="3"/>131</text:p>
          </table:table-cell>
          <table:table-cell office:value-type="float" office:value="126" table:style-name="ce202">
            <text:p><text:s text:c="3"/>126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431" table:style-name="ce201">
            <text:p><text:s text:c="3"/>1,431</text:p>
          </table:table-cell>
          <table:table-cell office:value-type="float" office:value="1424" table:style-name="ce201">
            <text:p><text:s text:c="3"/>1,42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429" table:style-name="ce201">
            <text:p><text:s text:c="3"/>1,429</text:p>
          </table:table-cell>
          <table:table-cell office:value-type="float" office:value="1422" table:style-name="ce216">
            <text:p><text:s text:c="3"/>1,422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7" table:style-name="ce216">
            <text:p><text:s text:c="3"/>7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4" table:style-name="ce216">
            <text:p><text:s text:c="3"/>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218">
            <text:p>女</text:p>
          </table:table-cell>
          <table:table-cell office:value-type="float" office:value="1449" table:style-name="ce204">
            <text:p><text:s text:c="3"/>1,449</text:p>
          </table:table-cell>
          <table:table-cell office:value-type="float" office:value="1256" table:style-name="ce204">
            <text:p><text:s text:c="3"/>1,256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24" table:style-name="ce204">
            <text:p><text:s text:c="3"/>124</text:p>
          </table:table-cell>
          <table:table-cell office:value-type="float" office:value="123" table:style-name="ce204">
            <text:p><text:s text:c="3"/>12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429" table:style-name="ce204">
            <text:p><text:s text:c="3"/>1,429</text:p>
          </table:table-cell>
          <table:table-cell office:value-type="float" office:value="1236" table:style-name="ce219">
            <text:p><text:s text:c="3"/>1,236</text:p>
          </table:table-cell>
          <table:table-cell office:value-type="float" office:value="69" table:style-name="ce219">
            <text:p><text:s text:c="3"/>69</text:p>
          </table:table-cell>
          <table:table-cell office:value-type="float" office:value="66" table:style-name="ce219">
            <text:p><text:s text:c="3"/>66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124" table:style-name="ce219">
            <text:p><text:s text:c="3"/>124</text:p>
          </table:table-cell>
          <table:table-cell office:value-type="float" office:value="123" table:style-name="ce219">
            <text:p><text:s text:c="3"/>12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20" table:style-name="ce205">
            <text:p><text:s text:c="3"/>20</text:p>
          </table:table-cell>
          <table:table-cell office:value-type="float" office:value="20" table:style-name="ce219">
            <text:p><text:s text:c="3"/>20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173">
            <text:p>計</text:p>
          </table:table-cell>
          <table:table-cell office:value-type="float" office:value="136" table:style-name="ce222">
            <text:p><text:s text:c="3"/>136</text:p>
          </table:table-cell>
          <table:table-cell office:value-type="float" office:value="129" table:style-name="ce222">
            <text:p><text:s text:c="3"/>12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34" table:style-name="ce222">
            <text:p><text:s text:c="3"/>134</text:p>
          </table:table-cell>
          <table:table-cell office:value-type="float" office:value="127" table:style-name="ce223">
            <text:p><text:s text:c="3"/>127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67" table:style-name="ce227">
            <text:p><text:s text:c="3"/>6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229">
            <text:p>女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62" table:style-name="ce230">
            <text:p><text:s text:c="3"/>6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67" table:style-name="ce230">
            <text:p><text:s text:c="3"/>67</text:p>
          </table:table-cell>
          <table:table-cell office:value-type="float" office:value="60" table:style-name="ce230">
            <text:p><text:s text:c="3"/>6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222" table:style-name="ce222">
            <text:p><text:s text:c="3"/>222</text:p>
          </table:table-cell>
          <table:table-cell office:value-type="float" office:value="202" table:style-name="ce222">
            <text:p><text:s text:c="3"/>20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220" table:style-name="ce222">
            <text:p><text:s text:c="3"/>220</text:p>
          </table:table-cell>
          <table:table-cell office:value-type="float" office:value="200" table:style-name="ce223">
            <text:p><text:s text:c="3"/>200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7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2" table:style-name="ce230">
            <text:p><text:s text:c="3"/>112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220" table:style-name="ce222">
            <text:p><text:s text:c="3"/>220</text:p>
          </table:table-cell>
          <table:table-cell office:value-type="float" office:value="204" table:style-name="ce222">
            <text:p><text:s text:c="3"/>20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220" table:style-name="ce222">
            <text:p><text:s text:c="3"/>220</text:p>
          </table:table-cell>
          <table:table-cell office:value-type="float" office:value="204" table:style-name="ce223">
            <text:p><text:s text:c="3"/>204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7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414" table:style-name="ce222">
            <text:p><text:s text:c="3"/>414</text:p>
          </table:table-cell>
          <table:table-cell office:value-type="float" office:value="384" table:style-name="ce222">
            <text:p><text:s text:c="3"/>38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12" table:style-name="ce222">
            <text:p><text:s text:c="3"/>412</text:p>
          </table:table-cell>
          <table:table-cell office:value-type="float" office:value="382" table:style-name="ce223">
            <text:p><text:s text:c="3"/>382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205" table:style-name="ce222">
            <text:p><text:s text:c="3"/>20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205" table:style-name="ce227">
            <text:p><text:s text:c="3"/>20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208" table:style-name="ce230">
            <text:p><text:s text:c="3"/>208</text:p>
          </table:table-cell>
          <table:table-cell office:value-type="float" office:value="179" table:style-name="ce230">
            <text:p><text:s text:c="3"/>179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0" table:style-name="ce230">
            <text:p>—</text:p>
          </table:table-cell>
          <table:table-cell office:value-type="float" office:value="206" table:style-name="ce230">
            <text:p><text:s text:c="3"/>206</text:p>
          </table:table-cell>
          <table:table-cell office:value-type="float" office:value="177" table:style-name="ce230">
            <text:p><text:s text:c="3"/>17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230" table:style-name="ce222">
            <text:p><text:s text:c="3"/>230</text:p>
          </table:table-cell>
          <table:table-cell office:value-type="float" office:value="220" table:style-name="ce222">
            <text:p><text:s text:c="3"/>2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26" table:style-name="ce222">
            <text:p><text:s text:c="3"/>226</text:p>
          </table:table-cell>
          <table:table-cell office:value-type="float" office:value="216" table:style-name="ce223">
            <text:p><text:s text:c="3"/>21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114" table:style-name="ce222">
            <text:p><text:s text:c="3"/>11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112" table:style-name="ce227">
            <text:p><text:s text:c="3"/>11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5" table:style-name="ce230">
            <text:p><text:s text:c="3"/>115</text:p>
          </table:table-cell>
          <table:table-cell office:value-type="float" office:value="106" table:style-name="ce230">
            <text:p><text:s text:c="3"/>10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113" table:style-name="ce230">
            <text:p><text:s text:c="3"/>113</text:p>
          </table:table-cell>
          <table:table-cell office:value-type="float" office:value="104" table:style-name="ce230">
            <text:p><text:s text:c="3"/>104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252" table:style-name="ce233">
            <text:p><text:s text:c="3"/>252</text:p>
          </table:table-cell>
          <table:table-cell office:value-type="float" office:value="236" table:style-name="ce233">
            <text:p><text:s text:c="3"/>236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0" table:style-name="ce233">
            <text:p>—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252" table:style-name="ce233">
            <text:p><text:s text:c="3"/>252</text:p>
          </table:table-cell>
          <table:table-cell office:value-type="float" office:value="236" table:style-name="ce234">
            <text:p><text:s text:c="3"/>236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126" table:style-name="ce227">
            <text:p><text:s text:c="3"/>12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26" table:style-name="ce230">
            <text:p><text:s text:c="3"/>126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26" table:style-name="ce230">
            <text:p><text:s text:c="3"/>126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173" table:style-name="ce222">
            <text:p><text:s text:c="3"/>17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173" table:style-name="ce223">
            <text:p><text:s text:c="3"/>173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97" table:style-name="ce227">
            <text:p><text:s text:c="3"/>9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97" table:style-name="ce230">
            <text:p><text:s text:c="3"/>97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97" table:style-name="ce230">
            <text:p><text:s text:c="3"/>97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404" table:style-name="ce222">
            <text:p><text:s text:c="3"/>404</text:p>
          </table:table-cell>
          <table:table-cell office:value-type="float" office:value="374" table:style-name="ce222">
            <text:p><text:s text:c="3"/>374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98" table:style-name="ce222">
            <text:p><text:s text:c="3"/>398</text:p>
          </table:table-cell>
          <table:table-cell office:value-type="float" office:value="368" table:style-name="ce223">
            <text:p><text:s text:c="3"/>368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19" table:style-name="ce223">
            <text:p><text:s text:c="3"/>19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199" table:style-name="ce222">
            <text:p><text:s text:c="3"/>19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99" table:style-name="ce222">
            <text:p><text:s text:c="3"/>199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76" table:style-name="ce230">
            <text:p><text:s text:c="3"/>176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18" table:style-name="ce230">
            <text:p><text:s text:c="3"/>18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99" table:style-name="ce230">
            <text:p><text:s text:c="3"/>199</text:p>
          </table:table-cell>
          <table:table-cell office:value-type="float" office:value="170" table:style-name="ce230">
            <text:p><text:s text:c="3"/>170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18" table:style-name="ce230">
            <text:p><text:s text:c="3"/>18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101" table:style-name="ce223">
            <text:p><text:s text:c="3"/>10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52" table:style-name="ce227">
            <text:p><text:s text:c="3"/>5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55" table:style-name="ce230">
            <text:p><text:s text:c="3"/>55</text:p>
          </table:table-cell>
          <table:table-cell office:value-type="float" office:value="51" table:style-name="ce230">
            <text:p><text:s text:c="3"/>5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3" table:style-name="ce230">
            <text:p><text:s text:c="3"/>53</text:p>
          </table:table-cell>
          <table:table-cell office:value-type="float" office:value="49" table:style-name="ce230">
            <text:p><text:s text:c="3"/>49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212" table:style-name="ce222">
            <text:p><text:s text:c="3"/>212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10" table:style-name="ce222">
            <text:p><text:s text:c="3"/>210</text:p>
          </table:table-cell>
          <table:table-cell office:value-type="float" office:value="192" table:style-name="ce223">
            <text:p><text:s text:c="3"/>19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7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89" table:style-name="ce230">
            <text:p><text:s text:c="3"/>89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6" table:style-name="ce223">
            <text:p><text:s text:c="3"/>3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7">
            <text:p><text:s text:c="3"/>2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50" table:style-name="ce222">
            <text:p><text:s text:c="3"/>150</text:p>
          </table:table-cell>
          <table:table-cell office:value-type="float" office:value="143" table:style-name="ce222">
            <text:p><text:s text:c="3"/>14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50" table:style-name="ce222">
            <text:p><text:s text:c="3"/>150</text:p>
          </table:table-cell>
          <table:table-cell office:value-type="float" office:value="143" table:style-name="ce223">
            <text:p><text:s text:c="3"/>14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75" table:style-name="ce227">
            <text:p><text:s text:c="3"/>7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75" table:style-name="ce230">
            <text:p><text:s text:c="3"/>75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75" table:style-name="ce230">
            <text:p><text:s text:c="3"/>75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180" table:style-name="ce222">
            <text:p><text:s text:c="3"/>18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88" table:style-name="ce222">
            <text:p><text:s text:c="3"/>188</text:p>
          </table:table-cell>
          <table:table-cell office:value-type="float" office:value="178" table:style-name="ce223">
            <text:p><text:s text:c="3"/>178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93" table:style-name="ce227">
            <text:p><text:s text:c="3"/>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87" table:style-name="ce230">
            <text:p><text:s text:c="3"/>87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85" table:style-name="ce230">
            <text:p><text:s text:c="3"/>8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2" table:style-name="ce223">
            <text:p><text:s text:c="3"/>10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4" table:style-name="ce227">
            <text:p><text:s text:c="3"/>5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48" table:style-name="ce230">
            <text:p><text:s text:c="3"/>4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48" table:style-name="ce230">
            <text:p><text:s text:c="3"/>4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6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46" table:style-name="ce201">
            <text:p><text:s text:c="3"/>4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46" table:style-name="ce202">
            <text:p><text:s text:c="3"/>46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25" table:style-name="ce203">
            <text:p><text:s text:c="3"/>2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4" table:style-name="ce222">
            <text:p><text:s text:c="3"/>4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4" table:style-name="ce223">
            <text:p><text:s text:c="3"/>44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24" table:style-name="ce230">
            <text:p><text:s text:c="3"/>24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4" table:style-name="ce230">
            <text:p><text:s text:c="3"/>24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男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女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8月6日編製</text:p>
          </table:table-cell>
          <table:table-cell table:number-columns-repeated="16358"/>
        </table:table-row>
        <table:table-row table:style-name="ro20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8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1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2" table:default-cell-style-name="ce61"/>
        <table:table-column table:style-name="co15" table:default-cell-style-name="ce61"/>
        <table:table-column table:style-name="co17" table:default-cell-style-name="ce61"/>
        <table:table-column table:style-name="co14" table:default-cell-style-name="ce61"/>
        <table:table-column table:style-name="co33" table:default-cell-style-name="ce61"/>
        <table:table-column table:style-name="co34" table:default-cell-style-name="ce61"/>
        <table:table-column table:style-name="co35" table:default-cell-style-name="ce61"/>
        <table:table-column table:style-name="co28" table:default-cell-style-name="ce61"/>
        <table:table-column table:style-name="co24" table:default-cell-style-name="ce61"/>
        <table:table-column table:style-name="co36" table:default-cell-style-name="ce61"/>
        <table:table-column table:style-name="co24" table:default-cell-style-name="ce61"/>
        <table:table-column table:style-name="co13" table:number-columns-repeated="2" table:default-cell-style-name="ce61"/>
        <table:table-column table:style-name="co37" table:default-cell-style-name="ce61"/>
        <table:table-column table:style-name="co32" table:default-cell-style-name="ce61"/>
        <table:table-column table:style-name="co34" table:default-cell-style-name="ce61"/>
        <table:table-column table:style-name="co38" table:default-cell-style-name="ce61"/>
        <table:table-column table:style-name="co8" table:number-columns-repeated="2" table:default-cell-style-name="ce61"/>
        <table:table-column table:style-name="co27" table:default-cell-style-name="ce61"/>
        <table:table-column table:style-name="co30" table:number-columns-repeated="2" table:default-cell-style-name="ce61"/>
        <table:table-column table:style-name="co16" table:default-cell-style-name="ce61"/>
        <table:table-column table:style-name="co39" table:default-cell-style-name="ce61"/>
        <table:table-column table:style-name="co37" table:default-cell-style-name="ce61"/>
        <table:table-column table:style-name="co39" table:default-cell-style-name="ce61"/>
        <table:table-column table:style-name="co16" table:number-columns-repeated="4" table:default-cell-style-name="ce61"/>
        <table:table-column table:style-name="co13" table:default-cell-style-name="ce61"/>
        <table:table-column table:style-name="co17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42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5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9" table:default-cell-style-name="ce61"/>
        <table:table-row table:style-name="ro14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4">
            <text:p>年月別</text:p>
          </table:table-cell>
          <table:table-cell office:value-type="string" table:number-columns-spanned="1" table:number-rows-spanned="4" table:style-name="ce373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0"/>
          <table:table-cell office:value-type="string" table:number-columns-spanned="3" table:number-rows-spanned="1" table:style-name="ce37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5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7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3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7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3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3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7">
          <table:covered-table-cell/>
          <table:table-cell office:value-type="string" table:style-name="ce149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7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7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62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133">
            <text:p>計</text:p>
          </table:table-cell>
          <table:table-cell office:value-type="float" office:value="10070" table:style-name="ce222">
            <text:p><text:s text:c="3"/>10,070</text:p>
          </table:table-cell>
          <table:table-cell office:value-type="float" office:value="9216" table:style-name="ce222">
            <text:p><text:s text:c="3"/>9,216</text:p>
          </table:table-cell>
          <table:table-cell office:value-type="float" office:value="9214" table:style-name="ce222">
            <text:p><text:s text:c="3"/>9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57" table:style-name="ce222">
            <text:p><text:s text:c="3"/>457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224" table:style-name="ce222">
            <text:p><text:s text:c="3"/>224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201" table:style-name="ce222">
            <text:p><text:s text:c="3"/>201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311" table:style-name="ce222">
            <text:p><text:s text:c="3"/>311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10044" table:style-name="ce317">
            <text:p><text:s text:c="3"/>10,044</text:p>
          </table:table-cell>
          <table:table-cell office:value-type="float" office:value="9190" table:style-name="ce318">
            <text:p><text:s text:c="3"/>9,190</text:p>
          </table:table-cell>
          <table:table-cell office:value-type="float" office:value="9188" table:style-name="ce319">
            <text:p><text:s text:c="3"/>9,188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57" table:style-name="ce319">
            <text:p><text:s text:c="3"/>457</text:p>
          </table:table-cell>
          <table:table-cell office:value-type="float" office:value="233" table:style-name="ce319">
            <text:p><text:s text:c="3"/>233</text:p>
          </table:table-cell>
          <table:table-cell office:value-type="float" office:value="224" table:style-name="ce319">
            <text:p><text:s text:c="3"/>224</text:p>
          </table:table-cell>
          <table:table-cell office:value-type="float" office:value="25" table:style-name="ce320">
            <text:p><text:s text:c="3"/>25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372" table:style-name="ce318">
            <text:p><text:s text:c="3"/>372</text:p>
          </table:table-cell>
          <table:table-cell office:value-type="float" office:value="201" table:style-name="ce318">
            <text:p><text:s text:c="3"/>201</text:p>
          </table:table-cell>
          <table:table-cell office:value-type="float" office:value="171" table:style-name="ce318">
            <text:p><text:s text:c="3"/>171</text:p>
          </table:table-cell>
          <table:table-cell office:value-type="float" office:value="311" table:style-name="ce318">
            <text:p><text:s text:c="3"/>311</text:p>
          </table:table-cell>
          <table:table-cell office:value-type="float" office:value="198" table:style-name="ce318">
            <text:p><text:s text:c="3"/>198</text:p>
          </table:table-cell>
          <table:table-cell office:value-type="float" office:value="113" table:style-name="ce318">
            <text:p><text:s text:c="3"/>113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26" table:style-name="ce317">
            <text:p><text:s text:c="3"/>26</text:p>
          </table:table-cell>
          <table:table-cell office:value-type="float" office:value="26" table:style-name="ce318">
            <text:p><text:s text:c="3"/>26</text:p>
          </table:table-cell>
          <table:table-cell office:value-type="float" office:value="26" table:style-name="ce319">
            <text:p><text:s text:c="3"/>2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3">
            <text:p>7 月</text:p>
          </table:table-cell>
          <table:table-cell office:value-type="string" table:style-name="ce164">
            <text:p>男</text:p>
          </table:table-cell>
          <table:table-cell office:value-type="float" office:value="5042" table:style-name="ce222">
            <text:p><text:s text:c="3"/>5,042</text:p>
          </table:table-cell>
          <table:table-cell office:value-type="float" office:value="4945" table:style-name="ce222">
            <text:p><text:s text:c="3"/>4,945</text:p>
          </table:table-cell>
          <table:table-cell office:value-type="float" office:value="4944" table:style-name="ce222">
            <text:p><text:s text:c="3"/>4,9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5022" table:style-name="ce317">
            <text:p><text:s text:c="3"/>5,022</text:p>
          </table:table-cell>
          <table:table-cell office:value-type="float" office:value="4925" table:style-name="ce318">
            <text:p><text:s text:c="3"/>4,925</text:p>
          </table:table-cell>
          <table:table-cell office:value-type="float" office:value="4924" table:style-name="ce319">
            <text:p><text:s text:c="3"/>4,92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22" table:style-name="ce319">
            <text:p><text:s text:c="3"/>22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8" table:style-name="ce319">
            <text:p><text:s text:c="3"/>18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7" table:style-name="ce318">
            <text:p><text:s text:c="3"/>47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6" table:style-name="ce318">
            <text:p><text:s text:c="3"/>46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13">
            <text:p>女</text:p>
          </table:table-cell>
          <table:table-cell office:value-type="float" office:value="5028" table:style-name="ce222">
            <text:p><text:s text:c="3"/>5,028</text:p>
          </table:table-cell>
          <table:table-cell office:value-type="float" office:value="4271" table:style-name="ce222">
            <text:p><text:s text:c="3"/>4,271</text:p>
          </table:table-cell>
          <table:table-cell office:value-type="float" office:value="4270" table:style-name="ce222">
            <text:p><text:s text:c="3"/>4,27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5" table:style-name="ce222">
            <text:p><text:s text:c="3"/>435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09" table:style-name="ce222">
            <text:p><text:s text:c="3"/>30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196" table:style-name="ce222">
            <text:p><text:s text:c="3"/>19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5022" table:style-name="ce317">
            <text:p><text:s text:c="3"/>5,022</text:p>
          </table:table-cell>
          <table:table-cell office:value-type="float" office:value="4265" table:style-name="ce318">
            <text:p><text:s text:c="3"/>4,265</text:p>
          </table:table-cell>
          <table:table-cell office:value-type="float" office:value="4264" table:style-name="ce319">
            <text:p><text:s text:c="3"/>4,26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35" table:style-name="ce319">
            <text:p><text:s text:c="3"/>435</text:p>
          </table:table-cell>
          <table:table-cell office:value-type="float" office:value="229" table:style-name="ce319">
            <text:p><text:s text:c="3"/>229</text:p>
          </table:table-cell>
          <table:table-cell office:value-type="float" office:value="206" table:style-name="ce319">
            <text:p><text:s text:c="3"/>206</text:p>
          </table:table-cell>
          <table:table-cell office:value-type="float" office:value="13" table:style-name="ce320">
            <text:p><text:s text:c="3"/>13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309" table:style-name="ce318">
            <text:p><text:s text:c="3"/>309</text:p>
          </table:table-cell>
          <table:table-cell office:value-type="float" office:value="198" table:style-name="ce318">
            <text:p><text:s text:c="3"/>198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295" table:style-name="ce318">
            <text:p><text:s text:c="3"/>295</text:p>
          </table:table-cell>
          <table:table-cell office:value-type="float" office:value="196" table:style-name="ce318">
            <text:p><text:s text:c="3"/>196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24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25">
            <text:p><text:s text:c="3"/>9,292</text:p>
          </table:table-cell>
          <table:table-cell office:value-type="float" office:value="8486" table:style-name="ce325">
            <text:p><text:s text:c="3"/>8,486</text:p>
          </table:table-cell>
          <table:table-cell office:value-type="float" office:value="8484" table:style-name="ce325">
            <text:p><text:s text:c="3"/>8,484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402" table:style-name="ce325">
            <text:p><text:s text:c="3"/>402</text:p>
          </table:table-cell>
          <table:table-cell office:value-type="float" office:value="179" table:style-name="ce325">
            <text:p><text:s text:c="3"/>179</text:p>
          </table:table-cell>
          <table:table-cell office:value-type="float" office:value="223" table:style-name="ce325">
            <text:p><text:s text:c="3"/>223</text:p>
          </table:table-cell>
          <table:table-cell office:value-type="float" office:value="18" table:style-name="ce325">
            <text:p><text:s text:c="3"/>18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10" table:style-name="ce325">
            <text:p><text:s text:c="3"/>10</text:p>
          </table:table-cell>
          <table:table-cell office:value-type="float" office:value="386" table:style-name="ce325">
            <text:p><text:s text:c="3"/>386</text:p>
          </table:table-cell>
          <table:table-cell office:value-type="float" office:value="208" table:style-name="ce325">
            <text:p><text:s text:c="3"/>208</text:p>
          </table:table-cell>
          <table:table-cell office:value-type="float" office:value="178" table:style-name="ce325">
            <text:p><text:s text:c="3"/>178</text:p>
          </table:table-cell>
          <table:table-cell office:value-type="float" office:value="326" table:style-name="ce325">
            <text:p><text:s text:c="3"/>326</text:p>
          </table:table-cell>
          <table:table-cell office:value-type="float" office:value="207" table:style-name="ce325">
            <text:p><text:s text:c="3"/>207</text:p>
          </table:table-cell>
          <table:table-cell office:value-type="float" office:value="119" table:style-name="ce325">
            <text:p><text:s text:c="3"/>119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9" table:style-name="ce325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3">
            <text:p>8 月</text:p>
          </table:table-cell>
          <table:table-cell office:value-type="string" table:style-name="ce326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27">
            <text:p><text:s text:c="3"/>4,646</text:p>
          </table:table-cell>
          <table:table-cell office:value-type="float" office:value="4556" table:style-name="ce327">
            <text:p><text:s text:c="3"/>4,556</text:p>
          </table:table-cell>
          <table:table-cell office:value-type="float" office:value="4555" table:style-name="ce327">
            <text:p><text:s text:c="3"/>4,555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0" table:style-name="ce327">
            <text:p>—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65" table:style-name="ce327">
            <text:p><text:s text:c="3"/>65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62" table:style-name="ce327">
            <text:p><text:s text:c="3"/>62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14" table:style-name="ce327">
            <text:p><text:s text:c="3"/>14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6"/>
          <table:table-cell office:value-type="string" table:style-name="ce328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29">
            <text:p><text:s text:c="3"/>4,646</text:p>
          </table:table-cell>
          <table:table-cell office:value-type="float" office:value="3930" table:style-name="ce329">
            <text:p><text:s text:c="3"/>3,930</text:p>
          </table:table-cell>
          <table:table-cell office:value-type="float" office:value="3929" table:style-name="ce329">
            <text:p><text:s text:c="3"/>3,929</text:p>
          </table:table-cell>
          <table:table-cell office:value-type="float" office:value="1" table:style-name="ce329">
            <text:p><text:s text:c="3"/>1</text:p>
          </table:table-cell>
          <table:table-cell office:value-type="float" office:value="384" table:style-name="ce329">
            <text:p><text:s text:c="3"/>384</text:p>
          </table:table-cell>
          <table:table-cell office:value-type="float" office:value="179" table:style-name="ce329">
            <text:p><text:s text:c="3"/>179</text:p>
          </table:table-cell>
          <table:table-cell office:value-type="float" office:value="205" table:style-name="ce329">
            <text:p><text:s text:c="3"/>205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5" table:style-name="ce329">
            <text:p><text:s text:c="3"/>5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21" table:style-name="ce329">
            <text:p><text:s text:c="3"/>321</text:p>
          </table:table-cell>
          <table:table-cell office:value-type="float" office:value="205" table:style-name="ce329">
            <text:p><text:s text:c="3"/>205</text:p>
          </table:table-cell>
          <table:table-cell office:value-type="float" office:value="116" table:style-name="ce329">
            <text:p><text:s text:c="3"/>116</text:p>
          </table:table-cell>
          <table:table-cell office:value-type="float" office:value="310" table:style-name="ce329">
            <text:p><text:s text:c="3"/>310</text:p>
          </table:table-cell>
          <table:table-cell office:value-type="float" office:value="205" table:style-name="ce329">
            <text:p><text:s text:c="3"/>205</text:p>
          </table:table-cell>
          <table:table-cell office:value-type="float" office:value="105" table:style-name="ce329">
            <text:p><text:s text:c="3"/>105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0" table:style-name="ce329">
            <text:p>—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26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30">
            <text:p><text:s text:c="3"/>8,772</text:p>
          </table:table-cell>
          <table:table-cell office:value-type="float" office:value="7996" table:style-name="ce327">
            <text:p><text:s text:c="3"/>7,996</text:p>
          </table:table-cell>
          <table:table-cell office:value-type="float" office:value="7994" table:style-name="ce327">
            <text:p><text:s text:c="3"/>7,994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382" table:style-name="ce327">
            <text:p><text:s text:c="3"/>382</text:p>
          </table:table-cell>
          <table:table-cell office:value-type="float" office:value="165" table:style-name="ce327">
            <text:p><text:s text:c="3"/>165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10" table:style-name="ce327">
            <text:p><text:s text:c="3"/>10</text:p>
          </table:table-cell>
          <table:table-cell office:value-type="float" office:value="375" table:style-name="ce327">
            <text:p><text:s text:c="3"/>375</text:p>
          </table:table-cell>
          <table:table-cell office:value-type="float" office:value="222" table:style-name="ce327">
            <text:p><text:s text:c="3"/>222</text:p>
          </table:table-cell>
          <table:table-cell office:value-type="float" office:value="153" table:style-name="ce327">
            <text:p><text:s text:c="3"/>153</text:p>
          </table:table-cell>
          <table:table-cell office:value-type="float" office:value="326" table:style-name="ce327">
            <text:p><text:s text:c="3"/>326</text:p>
          </table:table-cell>
          <table:table-cell office:value-type="float" office:value="222" table:style-name="ce327">
            <text:p><text:s text:c="3"/>222</text:p>
          </table:table-cell>
          <table:table-cell office:value-type="float" office:value="104" table:style-name="ce327">
            <text:p><text:s text:c="3"/>104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0" table:style-name="ce327">
            <text:p>—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3">
            <text:p>9 月</text:p>
          </table:table-cell>
          <table:table-cell office:value-type="string" table:style-name="ce326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30">
            <text:p><text:s text:c="3"/>4,386</text:p>
          </table:table-cell>
          <table:table-cell office:value-type="float" office:value="4291" table:style-name="ce327">
            <text:p><text:s text:c="3"/>4,291</text:p>
          </table:table-cell>
          <table:table-cell office:value-type="float" office:value="4289" table:style-name="ce327">
            <text:p><text:s text:c="3"/>4,289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61" table:style-name="ce327">
            <text:p><text:s text:c="3"/>61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57" table:style-name="ce327">
            <text:p><text:s text:c="3"/>57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38" table:style-name="ce327">
            <text:p><text:s text:c="3"/>38</text:p>
          </table:table-cell>
          <table:table-cell office:value-type="float" office:value="0" table:style-name="ce327">
            <text:p>—</text:p>
          </table:table-cell>
          <table:table-cell office:value-type="float" office:value="38" table:style-name="ce327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6"/>
          <table:table-cell office:value-type="string" table:style-name="ce328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31">
            <text:p><text:s text:c="3"/>4,386</text:p>
          </table:table-cell>
          <table:table-cell office:value-type="float" office:value="3705" table:style-name="ce329">
            <text:p><text:s text:c="3"/>3,705</text:p>
          </table:table-cell>
          <table:table-cell office:value-type="float" office:value="3705" table:style-name="ce329">
            <text:p><text:s text:c="3"/>3,705</text:p>
          </table:table-cell>
          <table:table-cell office:value-type="float" office:value="0" table:style-name="ce329">
            <text:p>—</text:p>
          </table:table-cell>
          <table:table-cell office:value-type="float" office:value="357" table:style-name="ce329">
            <text:p><text:s text:c="3"/>357</text:p>
          </table:table-cell>
          <table:table-cell office:value-type="float" office:value="163" table:style-name="ce329">
            <text:p><text:s text:c="3"/>163</text:p>
          </table:table-cell>
          <table:table-cell office:value-type="float" office:value="194" table:style-name="ce329">
            <text:p><text:s text:c="3"/>194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5" table:style-name="ce329">
            <text:p><text:s text:c="3"/>5</text:p>
          </table:table-cell>
          <table:table-cell office:value-type="float" office:value="5" table:style-name="ce329">
            <text:p><text:s text:c="3"/>5</text:p>
          </table:table-cell>
          <table:table-cell office:value-type="float" office:value="314" table:style-name="ce329">
            <text:p><text:s text:c="3"/>314</text:p>
          </table:table-cell>
          <table:table-cell office:value-type="float" office:value="218" table:style-name="ce329">
            <text:p><text:s text:c="3"/>218</text:p>
          </table:table-cell>
          <table:table-cell office:value-type="float" office:value="96" table:style-name="ce329">
            <text:p><text:s text:c="3"/>96</text:p>
          </table:table-cell>
          <table:table-cell office:value-type="float" office:value="303" table:style-name="ce329">
            <text:p><text:s text:c="3"/>303</text:p>
          </table:table-cell>
          <table:table-cell office:value-type="float" office:value="218" table:style-name="ce329">
            <text:p><text:s text:c="3"/>218</text:p>
          </table:table-cell>
          <table:table-cell office:value-type="float" office:value="85" table:style-name="ce329">
            <text:p><text:s text:c="3"/>85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0" table:style-name="ce329">
            <text:p>—</text:p>
          </table:table-cell>
          <table:table-cell office:value-type="float" office:value="11" table:style-name="ce329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26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30">
            <text:p><text:s text:c="3"/>9,516</text:p>
          </table:table-cell>
          <table:table-cell office:value-type="float" office:value="8616" table:style-name="ce327">
            <text:p><text:s text:c="3"/>8,616</text:p>
          </table:table-cell>
          <table:table-cell office:value-type="float" office:value="8616" table:style-name="ce327">
            <text:p><text:s text:c="3"/>8,616</text:p>
          </table:table-cell>
          <table:table-cell office:value-type="float" office:value="0" table:style-name="ce327">
            <text:p>—</text:p>
          </table:table-cell>
          <table:table-cell office:value-type="float" office:value="456" table:style-name="ce327">
            <text:p><text:s text:c="3"/>456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239" table:style-name="ce327">
            <text:p><text:s text:c="3"/>239</text:p>
          </table:table-cell>
          <table:table-cell office:value-type="float" office:value="37" table:style-name="ce327">
            <text:p><text:s text:c="3"/>37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1" table:style-name="ce327">
            <text:p><text:s text:c="3"/>21</text:p>
          </table:table-cell>
          <table:table-cell office:value-type="float" office:value="407" table:style-name="ce327">
            <text:p><text:s text:c="3"/>407</text:p>
          </table:table-cell>
          <table:table-cell office:value-type="float" office:value="225" table:style-name="ce327">
            <text:p><text:s text:c="3"/>225</text:p>
          </table:table-cell>
          <table:table-cell office:value-type="float" office:value="182" table:style-name="ce327">
            <text:p><text:s text:c="3"/>182</text:p>
          </table:table-cell>
          <table:table-cell office:value-type="float" office:value="353" table:style-name="ce327">
            <text:p><text:s text:c="3"/>353</text:p>
          </table:table-cell>
          <table:table-cell office:value-type="float" office:value="225" table:style-name="ce327">
            <text:p><text:s text:c="3"/>225</text:p>
          </table:table-cell>
          <table:table-cell office:value-type="float" office:value="128" table:style-name="ce327">
            <text:p><text:s text:c="3"/>128</text:p>
          </table:table-cell>
          <table:table-cell office:value-type="float" office:value="54" table:style-name="ce327">
            <text:p><text:s text:c="3"/>54</text:p>
          </table:table-cell>
          <table:table-cell office:value-type="float" office:value="0" table:style-name="ce327">
            <text:p>—</text:p>
          </table:table-cell>
          <table:table-cell office:value-type="float" office:value="54" table:style-name="ce327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9">
            <text:p>10 月</text:p>
          </table:table-cell>
          <table:table-cell office:value-type="string" table:style-name="ce326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30">
            <text:p><text:s text:c="3"/>4,758</text:p>
          </table:table-cell>
          <table:table-cell office:value-type="float" office:value="4655" table:style-name="ce327">
            <text:p><text:s text:c="3"/>4,655</text:p>
          </table:table-cell>
          <table:table-cell office:value-type="float" office:value="4655" table:style-name="ce327">
            <text:p><text:s text:c="3"/>4,655</text:p>
          </table:table-cell>
          <table:table-cell office:value-type="float" office:value="0" table:style-name="ce327">
            <text:p>—</text:p>
          </table:table-cell>
          <table:table-cell office:value-type="float" office:value="27" table:style-name="ce327">
            <text:p><text:s text:c="3"/>27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0" table:style-name="ce327">
            <text:p><text:s text:c="3"/>10</text:p>
          </table:table-cell>
          <table:table-cell office:value-type="float" office:value="63" table:style-name="ce327">
            <text:p><text:s text:c="3"/>63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60" table:style-name="ce327">
            <text:p><text:s text:c="3"/>60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20" table:style-name="ce327">
            <text:p><text:s text:c="3"/>20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0" table:style-name="ce327">
            <text:p>—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28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30">
            <text:p><text:s text:c="3"/>4,758</text:p>
          </table:table-cell>
          <table:table-cell office:value-type="float" office:value="3961" table:style-name="ce327">
            <text:p><text:s text:c="3"/>3,961</text:p>
          </table:table-cell>
          <table:table-cell office:value-type="float" office:value="3961" table:style-name="ce327">
            <text:p><text:s text:c="3"/>3,961</text:p>
          </table:table-cell>
          <table:table-cell office:value-type="float" office:value="0" table:style-name="ce327">
            <text:p>—</text:p>
          </table:table-cell>
          <table:table-cell office:value-type="float" office:value="429" table:style-name="ce327">
            <text:p><text:s text:c="3"/>429</text:p>
          </table:table-cell>
          <table:table-cell office:value-type="float" office:value="215" table:style-name="ce327">
            <text:p><text:s text:c="3"/>215</text:p>
          </table:table-cell>
          <table:table-cell office:value-type="float" office:value="214" table:style-name="ce327">
            <text:p><text:s text:c="3"/>214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344" table:style-name="ce327">
            <text:p><text:s text:c="3"/>344</text:p>
          </table:table-cell>
          <table:table-cell office:value-type="float" office:value="222" table:style-name="ce327">
            <text:p><text:s text:c="3"/>222</text:p>
          </table:table-cell>
          <table:table-cell office:value-type="float" office:value="122" table:style-name="ce327">
            <text:p><text:s text:c="3"/>122</text:p>
          </table:table-cell>
          <table:table-cell office:value-type="float" office:value="330" table:style-name="ce327">
            <text:p><text:s text:c="3"/>330</text:p>
          </table:table-cell>
          <table:table-cell office:value-type="float" office:value="222" table:style-name="ce327">
            <text:p><text:s text:c="3"/>222</text:p>
          </table:table-cell>
          <table:table-cell office:value-type="float" office:value="108" table:style-name="ce327">
            <text:p><text:s text:c="3"/>108</text:p>
          </table:table-cell>
          <table:table-cell office:value-type="float" office:value="14" table:style-name="ce327">
            <text:p><text:s text:c="3"/>14</text:p>
          </table:table-cell>
          <table:table-cell office:value-type="float" office:value="0" table:style-name="ce327">
            <text:p>—</text:p>
          </table:table-cell>
          <table:table-cell office:value-type="float" office:value="14" table:style-name="ce327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24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25">
            <text:p><text:s text:c="3"/>8,904</text:p>
          </table:table-cell>
          <table:table-cell office:value-type="float" office:value="8125" table:style-name="ce325">
            <text:p><text:s text:c="3"/>8,125</text:p>
          </table:table-cell>
          <table:table-cell office:value-type="float" office:value="8124" table:style-name="ce325">
            <text:p><text:s text:c="3"/>8,12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01" table:style-name="ce325">
            <text:p><text:s text:c="3"/>401</text:p>
          </table:table-cell>
          <table:table-cell office:value-type="float" office:value="192" table:style-name="ce325">
            <text:p><text:s text:c="3"/>192</text:p>
          </table:table-cell>
          <table:table-cell office:value-type="float" office:value="209" table:style-name="ce325">
            <text:p><text:s text:c="3"/>209</text:p>
          </table:table-cell>
          <table:table-cell office:value-type="float" office:value="25" table:style-name="ce325">
            <text:p><text:s text:c="3"/>25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17" table:style-name="ce325">
            <text:p><text:s text:c="3"/>17</text:p>
          </table:table-cell>
          <table:table-cell office:value-type="float" office:value="353" table:style-name="ce325">
            <text:p><text:s text:c="3"/>353</text:p>
          </table:table-cell>
          <table:table-cell office:value-type="float" office:value="206" table:style-name="ce325">
            <text:p><text:s text:c="3"/>206</text:p>
          </table:table-cell>
          <table:table-cell office:value-type="float" office:value="147" table:style-name="ce325">
            <text:p><text:s text:c="3"/>147</text:p>
          </table:table-cell>
          <table:table-cell office:value-type="float" office:value="301" table:style-name="ce325">
            <text:p><text:s text:c="3"/>301</text:p>
          </table:table-cell>
          <table:table-cell office:value-type="float" office:value="205" table:style-name="ce325">
            <text:p><text:s text:c="3"/>205</text:p>
          </table:table-cell>
          <table:table-cell office:value-type="float" office:value="96" table:style-name="ce325">
            <text:p><text:s text:c="3"/>96</text:p>
          </table:table-cell>
          <table:table-cell office:value-type="float" office:value="52" table:style-name="ce325">
            <text:p><text:s text:c="3"/>52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1" table:style-name="ce325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9">
            <text:p>11 月</text:p>
          </table:table-cell>
          <table:table-cell office:value-type="string" table:style-name="ce326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27">
            <text:p><text:s text:c="3"/>4,452</text:p>
          </table:table-cell>
          <table:table-cell office:value-type="float" office:value="4364" table:style-name="ce327">
            <text:p><text:s text:c="3"/>4,364</text:p>
          </table:table-cell>
          <table:table-cell office:value-type="float" office:value="4363" table:style-name="ce327">
            <text:p><text:s text:c="3"/>4,363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14" table:style-name="ce327">
            <text:p><text:s text:c="3"/>14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57" table:style-name="ce327">
            <text:p><text:s text:c="3"/>57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53" table:style-name="ce327">
            <text:p><text:s text:c="3"/>53</text:p>
          </table:table-cell>
          <table:table-cell office:value-type="float" office:value="20" table:style-name="ce327">
            <text:p><text:s text:c="3"/>20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37" table:style-name="ce327">
            <text:p><text:s text:c="3"/>37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36" table:style-name="ce327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6"/>
          <table:table-cell office:value-type="string" table:style-name="ce328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29">
            <text:p><text:s text:c="3"/>4,452</text:p>
          </table:table-cell>
          <table:table-cell office:value-type="float" office:value="3761" table:style-name="ce329">
            <text:p><text:s text:c="3"/>3,761</text:p>
          </table:table-cell>
          <table:table-cell office:value-type="float" office:value="3761" table:style-name="ce329">
            <text:p><text:s text:c="3"/>3,761</text:p>
          </table:table-cell>
          <table:table-cell office:value-type="float" office:value="0" table:style-name="ce329">
            <text:p>—</text:p>
          </table:table-cell>
          <table:table-cell office:value-type="float" office:value="382" table:style-name="ce329">
            <text:p><text:s text:c="3"/>382</text:p>
          </table:table-cell>
          <table:table-cell office:value-type="float" office:value="187" table:style-name="ce329">
            <text:p><text:s text:c="3"/>187</text:p>
          </table:table-cell>
          <table:table-cell office:value-type="float" office:value="195" table:style-name="ce329">
            <text:p><text:s text:c="3"/>195</text:p>
          </table:table-cell>
          <table:table-cell office:value-type="float" office:value="13" table:style-name="ce329">
            <text:p><text:s text:c="3"/>13</text:p>
          </table:table-cell>
          <table:table-cell office:value-type="float" office:value="4" table:style-name="ce329">
            <text:p><text:s text:c="3"/>4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296" table:style-name="ce329">
            <text:p><text:s text:c="3"/>296</text:p>
          </table:table-cell>
          <table:table-cell office:value-type="float" office:value="202" table:style-name="ce329">
            <text:p><text:s text:c="3"/>202</text:p>
          </table:table-cell>
          <table:table-cell office:value-type="float" office:value="94" table:style-name="ce329">
            <text:p><text:s text:c="3"/>94</text:p>
          </table:table-cell>
          <table:table-cell office:value-type="float" office:value="281" table:style-name="ce329">
            <text:p><text:s text:c="3"/>281</text:p>
          </table:table-cell>
          <table:table-cell office:value-type="float" office:value="202" table:style-name="ce329">
            <text:p><text:s text:c="3"/>202</text:p>
          </table:table-cell>
          <table:table-cell office:value-type="float" office:value="79" table:style-name="ce329">
            <text:p><text:s text:c="3"/>79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0" table:style-name="ce329">
            <text:p>—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32">
            <text:p><text:s text:c="3"/>8,844</text:p>
          </table:table-cell>
          <table:table-cell office:value-type="float" office:value="8074" table:style-name="ce333">
            <text:p><text:s text:c="3"/>8,074</text:p>
          </table:table-cell>
          <table:table-cell office:value-type="float" office:value="8074" table:style-name="ce333">
            <text:p><text:s text:c="3"/>8,074</text:p>
          </table:table-cell>
          <table:table-cell office:value-type="float" office:value="0" table:style-name="ce333">
            <text:p>—</text:p>
          </table:table-cell>
          <table:table-cell office:value-type="float" office:value="395" table:style-name="ce333">
            <text:p><text:s text:c="3"/>395</text:p>
          </table:table-cell>
          <table:table-cell office:value-type="float" office:value="194" table:style-name="ce333">
            <text:p><text:s text:c="3"/>194</text:p>
          </table:table-cell>
          <table:table-cell office:value-type="float" office:value="201" table:style-name="ce333">
            <text:p><text:s text:c="3"/>201</text:p>
          </table:table-cell>
          <table:table-cell office:value-type="float" office:value="28" table:style-name="ce333">
            <text:p><text:s text:c="3"/>28</text:p>
          </table:table-cell>
          <table:table-cell office:value-type="float" office:value="11" table:style-name="ce333">
            <text:p><text:s text:c="3"/>11</text:p>
          </table:table-cell>
          <table:table-cell office:value-type="float" office:value="17" table:style-name="ce333">
            <text:p><text:s text:c="3"/>17</text:p>
          </table:table-cell>
          <table:table-cell office:value-type="float" office:value="347" table:style-name="ce333">
            <text:p><text:s text:c="3"/>347</text:p>
          </table:table-cell>
          <table:table-cell office:value-type="float" office:value="196" table:style-name="ce333">
            <text:p><text:s text:c="3"/>196</text:p>
          </table:table-cell>
          <table:table-cell office:value-type="float" office:value="151" table:style-name="ce333">
            <text:p><text:s text:c="3"/>151</text:p>
          </table:table-cell>
          <table:table-cell office:value-type="float" office:value="273" table:style-name="ce333">
            <text:p><text:s text:c="3"/>273</text:p>
          </table:table-cell>
          <table:table-cell office:value-type="float" office:value="190" table:style-name="ce333">
            <text:p><text:s text:c="3"/>190</text:p>
          </table:table-cell>
          <table:table-cell office:value-type="float" office:value="83" table:style-name="ce333">
            <text:p><text:s text:c="3"/>83</text:p>
          </table:table-cell>
          <table:table-cell office:value-type="float" office:value="74" table:style-name="ce333">
            <text:p><text:s text:c="3"/>74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68" table:style-name="ce333">
            <text:p><text:s text:c="3"/>68</text:p>
          </table:table-cell>
          <table:table-cell office:value-type="float" office:value="30" table:style-name="ce332">
            <text:p><text:s text:c="3"/>30</text:p>
          </table:table-cell>
          <table:table-cell office:value-type="float" office:value="30" table:style-name="ce333">
            <text:p><text:s text:c="3"/>30</text:p>
          </table:table-cell>
          <table:table-cell office:value-type="float" office:value="30" table:style-name="ce333">
            <text:p><text:s text:c="3"/>30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9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17">
            <text:p><text:s text:c="3"/>4,422</text:p>
          </table:table-cell>
          <table:table-cell office:value-type="float" office:value="4308" table:style-name="ce318">
            <text:p><text:s text:c="3"/>4,308</text:p>
          </table:table-cell>
          <table:table-cell office:value-type="float" office:value="4308" table:style-name="ce319">
            <text:p><text:s text:c="3"/>4,308</text:p>
          </table:table-cell>
          <table:table-cell office:value-type="float" office:value="0" table:style-name="ce319">
            <text:p>—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13" table:style-name="ce320">
            <text:p><text:s text:c="3"/>13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77" table:style-name="ce318">
            <text:p><text:s text:c="3"/>77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72" table:style-name="ce318">
            <text:p><text:s text:c="3"/>7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0" table:style-name="ce318">
            <text:p>—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36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35">
            <text:p><text:s text:c="3"/>4,422</text:p>
          </table:table-cell>
          <table:table-cell office:value-type="float" office:value="3766" table:style-name="ce336">
            <text:p><text:s text:c="3"/>3,766</text:p>
          </table:table-cell>
          <table:table-cell office:value-type="float" office:value="3766" table:style-name="ce337">
            <text:p><text:s text:c="3"/>3,766</text:p>
          </table:table-cell>
          <table:table-cell office:value-type="float" office:value="0" table:style-name="ce337">
            <text:p>—</text:p>
          </table:table-cell>
          <table:table-cell office:value-type="float" office:value="371" table:style-name="ce337">
            <text:p><text:s text:c="3"/>371</text:p>
          </table:table-cell>
          <table:table-cell office:value-type="float" office:value="191" table:style-name="ce337">
            <text:p><text:s text:c="3"/>191</text:p>
          </table:table-cell>
          <table:table-cell office:value-type="float" office:value="180" table:style-name="ce337">
            <text:p><text:s text:c="3"/>180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7" table:style-name="ce337">
            <text:p><text:s text:c="3"/>7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270" table:style-name="ce336">
            <text:p><text:s text:c="3"/>270</text:p>
          </table:table-cell>
          <table:table-cell office:value-type="float" office:value="191" table:style-name="ce336">
            <text:p><text:s text:c="3"/>191</text:p>
          </table:table-cell>
          <table:table-cell office:value-type="float" office:value="79" table:style-name="ce336">
            <text:p><text:s text:c="3"/>79</text:p>
          </table:table-cell>
          <table:table-cell office:value-type="float" office:value="259" table:style-name="ce336">
            <text:p><text:s text:c="3"/>259</text:p>
          </table:table-cell>
          <table:table-cell office:value-type="float" office:value="190" table:style-name="ce336">
            <text:p><text:s text:c="3"/>190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26" table:style-name="ce336">
            <text:p><text:s text:c="3"/>26</text:p>
          </table:table-cell>
          <table:table-cell office:value-type="float" office:value="26" table:style-name="ce337">
            <text:p><text:s text:c="3"/>26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2">
            <text:p>109年</text:p>
            <text:p>截至7月止</text:p>
          </table:table-cell>
          <table:table-cell office:value-type="string" table:style-name="ce106">
            <text:p>計</text:p>
          </table:table-cell>
          <table:table-cell office:value-type="float" office:value="60390" table:style-name="ce198">
            <text:p><text:s text:c="3"/>60,390</text:p>
          </table:table-cell>
          <table:table-cell office:value-type="float" office:value="56055" table:style-name="ce198">
            <text:p><text:s text:c="3"/>56,055</text:p>
          </table:table-cell>
          <table:table-cell office:value-type="float" office:value="56050" table:style-name="ce198">
            <text:p><text:s text:c="3"/>56,050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2000" table:style-name="ce198">
            <text:p><text:s text:c="3"/>2,000</text:p>
          </table:table-cell>
          <table:table-cell office:value-type="float" office:value="1096" table:style-name="ce198">
            <text:p><text:s text:c="3"/>1,096</text:p>
          </table:table-cell>
          <table:table-cell office:value-type="float" office:value="904" table:style-name="ce198">
            <text:p><text:s text:c="3"/>904</text:p>
          </table:table-cell>
          <table:table-cell office:value-type="float" office:value="92" table:style-name="ce198">
            <text:p><text:s text:c="3"/>92</text:p>
          </table:table-cell>
          <table:table-cell office:value-type="float" office:value="61" table:style-name="ce198">
            <text:p><text:s text:c="3"/>61</text:p>
          </table:table-cell>
          <table:table-cell office:value-type="float" office:value="31" table:style-name="ce198">
            <text:p><text:s text:c="3"/>31</text:p>
          </table:table-cell>
          <table:table-cell office:value-type="float" office:value="2243" table:style-name="ce198">
            <text:p><text:s text:c="3"/>2,243</text:p>
          </table:table-cell>
          <table:table-cell office:value-type="float" office:value="1336" table:style-name="ce198">
            <text:p><text:s text:c="3"/>1,336</text:p>
          </table:table-cell>
          <table:table-cell office:value-type="float" office:value="907" table:style-name="ce198">
            <text:p><text:s text:c="3"/>907</text:p>
          </table:table-cell>
          <table:table-cell office:value-type="float" office:value="1967" table:style-name="ce198">
            <text:p><text:s text:c="3"/>1,967</text:p>
          </table:table-cell>
          <table:table-cell office:value-type="float" office:value="1328" table:style-name="ce198">
            <text:p><text:s text:c="3"/>1,328</text:p>
          </table:table-cell>
          <table:table-cell office:value-type="float" office:value="639" table:style-name="ce198">
            <text:p><text:s text:c="3"/>639</text:p>
          </table:table-cell>
          <table:table-cell office:value-type="float" office:value="276" table:style-name="ce198">
            <text:p><text:s text:c="3"/>276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268" table:style-name="ce214">
            <text:p><text:s text:c="3"/>268</text:p>
          </table:table-cell>
          <table:table-cell office:value-type="float" office:value="59984" table:style-name="ce280">
            <text:p><text:s text:c="3"/>59,984</text:p>
          </table:table-cell>
          <table:table-cell office:value-type="float" office:value="55649" table:style-name="ce277">
            <text:p><text:s text:c="3"/>55,649</text:p>
          </table:table-cell>
          <table:table-cell office:value-type="float" office:value="55644" table:style-name="ce277">
            <text:p><text:s text:c="3"/>55,644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000" table:style-name="ce277">
            <text:p><text:s text:c="3"/>2,000</text:p>
          </table:table-cell>
          <table:table-cell office:value-type="float" office:value="1096" table:style-name="ce277">
            <text:p><text:s text:c="3"/>1,096</text:p>
          </table:table-cell>
          <table:table-cell office:value-type="float" office:value="904" table:style-name="ce277">
            <text:p><text:s text:c="3"/>904</text:p>
          </table:table-cell>
          <table:table-cell office:value-type="float" office:value="92" table:style-name="ce277">
            <text:p><text:s text:c="3"/>92</text:p>
          </table:table-cell>
          <table:table-cell office:value-type="float" office:value="61" table:style-name="ce277">
            <text:p><text:s text:c="3"/>61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2243" table:style-name="ce277">
            <text:p><text:s text:c="3"/>2,243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907" table:style-name="ce277">
            <text:p><text:s text:c="3"/>907</text:p>
          </table:table-cell>
          <table:table-cell office:value-type="float" office:value="1967" table:style-name="ce277">
            <text:p><text:s text:c="3"/>1,967</text:p>
          </table:table-cell>
          <table:table-cell office:value-type="float" office:value="1328" table:style-name="ce277">
            <text:p><text:s text:c="3"/>1,328</text:p>
          </table:table-cell>
          <table:table-cell office:value-type="float" office:value="639" table:style-name="ce277">
            <text:p><text:s text:c="3"/>639</text:p>
          </table:table-cell>
          <table:table-cell office:value-type="float" office:value="276" table:style-name="ce277">
            <text:p><text:s text:c="3"/>276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268" table:style-name="ce277">
            <text:p><text:s text:c="3"/>268</text:p>
          </table:table-cell>
          <table:table-cell office:value-type="float" office:value="406" table:style-name="ce280">
            <text:p><text:s text:c="3"/>406</text:p>
          </table:table-cell>
          <table:table-cell office:value-type="float" office:value="406" table:style-name="ce277">
            <text:p><text:s text:c="3"/>406</text:p>
          </table:table-cell>
          <table:table-cell office:value-type="float" office:value="406" table:style-name="ce277">
            <text:p><text:s text:c="3"/>406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30098" table:style-name="ce201">
            <text:p><text:s text:c="3"/>30,098</text:p>
          </table:table-cell>
          <table:table-cell office:value-type="float" office:value="29620" table:style-name="ce201">
            <text:p><text:s text:c="3"/>29,620</text:p>
          </table:table-cell>
          <table:table-cell office:value-type="float" office:value="29616" table:style-name="ce201">
            <text:p><text:s text:c="3"/>29,61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9" table:style-name="ce201">
            <text:p><text:s text:c="3"/>109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85" table:style-name="ce201">
            <text:p><text:s text:c="3"/>85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" table:style-name="ce201">
            <text:p><text:s text:c="3"/>23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331" table:style-name="ce201">
            <text:p><text:s text:c="3"/>331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301" table:style-name="ce201">
            <text:p><text:s text:c="3"/>301</text:p>
          </table:table-cell>
          <table:table-cell office:value-type="float" office:value="112" table:style-name="ce201">
            <text:p><text:s text:c="3"/>112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87" table:style-name="ce201">
            <text:p><text:s text:c="3"/>87</text:p>
          </table:table-cell>
          <table:table-cell office:value-type="float" office:value="219" table:style-name="ce201">
            <text:p><text:s text:c="3"/>219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14" table:style-name="ce207">
            <text:p><text:s text:c="3"/>214</text:p>
          </table:table-cell>
          <table:table-cell office:value-type="float" office:value="29992" table:style-name="ce285">
            <text:p><text:s text:c="3"/>29,992</text:p>
          </table:table-cell>
          <table:table-cell office:value-type="float" office:value="29514" table:style-name="ce282">
            <text:p><text:s text:c="3"/>29,514</text:p>
          </table:table-cell>
          <table:table-cell office:value-type="float" office:value="29510" table:style-name="ce281">
            <text:p><text:s text:c="3"/>29,510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109" table:style-name="ce281">
            <text:p><text:s text:c="3"/>109</text:p>
          </table:table-cell>
          <table:table-cell office:value-type="float" office:value="24" table:style-name="ce281">
            <text:p><text:s text:c="3"/>24</text:p>
          </table:table-cell>
          <table:table-cell office:value-type="float" office:value="85" table:style-name="ce281">
            <text:p><text:s text:c="3"/>85</text:p>
          </table:table-cell>
          <table:table-cell office:value-type="float" office:value="38" table:style-name="ce341">
            <text:p><text:s text:c="3"/>38</text:p>
          </table:table-cell>
          <table:table-cell office:value-type="float" office:value="23" table:style-name="ce281">
            <text:p><text:s text:c="3"/>23</text:p>
          </table:table-cell>
          <table:table-cell office:value-type="float" office:value="15" table:style-name="ce296">
            <text:p><text:s text:c="3"/>15</text:p>
          </table:table-cell>
          <table:table-cell office:value-type="float" office:value="331" table:style-name="ce282">
            <text:p><text:s text:c="3"/>331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301" table:style-name="ce282">
            <text:p><text:s text:c="3"/>301</text:p>
          </table:table-cell>
          <table:table-cell office:value-type="float" office:value="112" table:style-name="ce282">
            <text:p><text:s text:c="3"/>1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87" table:style-name="ce282">
            <text:p><text:s text:c="3"/>87</text:p>
          </table:table-cell>
          <table:table-cell office:value-type="float" office:value="219" table:style-name="ce282">
            <text:p><text:s text:c="3"/>219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14" table:style-name="ce282">
            <text:p><text:s text:c="3"/>214</text:p>
          </table:table-cell>
          <table:table-cell office:value-type="float" office:value="106" table:style-name="ce285">
            <text:p><text:s text:c="3"/>106</text:p>
          </table:table-cell>
          <table:table-cell office:value-type="float" office:value="106" table:style-name="ce282">
            <text:p><text:s text:c="3"/>106</text:p>
          </table:table-cell>
          <table:table-cell office:value-type="float" office:value="106" table:style-name="ce281">
            <text:p><text:s text:c="3"/>106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30292" table:style-name="ce204">
            <text:p><text:s text:c="3"/>30,292</text:p>
          </table:table-cell>
          <table:table-cell office:value-type="float" office:value="26435" table:style-name="ce204">
            <text:p><text:s text:c="3"/>26,435</text:p>
          </table:table-cell>
          <table:table-cell office:value-type="float" office:value="26434" table:style-name="ce204">
            <text:p><text:s text:c="3"/>26,43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891" table:style-name="ce204">
            <text:p><text:s text:c="3"/>1,891</text:p>
          </table:table-cell>
          <table:table-cell office:value-type="float" office:value="1072" table:style-name="ce204">
            <text:p><text:s text:c="3"/>1,072</text:p>
          </table:table-cell>
          <table:table-cell office:value-type="float" office:value="819" table:style-name="ce204">
            <text:p><text:s text:c="3"/>819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1912" table:style-name="ce204">
            <text:p><text:s text:c="3"/>1,912</text:p>
          </table:table-cell>
          <table:table-cell office:value-type="float" office:value="1306" table:style-name="ce204">
            <text:p><text:s text:c="3"/>1,306</text:p>
          </table:table-cell>
          <table:table-cell office:value-type="float" office:value="606" table:style-name="ce204">
            <text:p><text:s text:c="3"/>606</text:p>
          </table:table-cell>
          <table:table-cell office:value-type="float" office:value="1855" table:style-name="ce204">
            <text:p><text:s text:c="3"/>1,855</text:p>
          </table:table-cell>
          <table:table-cell office:value-type="float" office:value="1303" table:style-name="ce204">
            <text:p><text:s text:c="3"/>1,303</text:p>
          </table:table-cell>
          <table:table-cell office:value-type="float" office:value="552" table:style-name="ce204">
            <text:p><text:s text:c="3"/>552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54" table:style-name="ce208">
            <text:p><text:s text:c="3"/>54</text:p>
          </table:table-cell>
          <table:table-cell office:value-type="float" office:value="29992" table:style-name="ce292">
            <text:p><text:s text:c="3"/>29,992</text:p>
          </table:table-cell>
          <table:table-cell office:value-type="float" office:value="26135" table:style-name="ce288">
            <text:p><text:s text:c="3"/>26,135</text:p>
          </table:table-cell>
          <table:table-cell office:value-type="float" office:value="26134" table:style-name="ce289">
            <text:p><text:s text:c="3"/>26,134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891" table:style-name="ce289">
            <text:p><text:s text:c="3"/>1,891</text:p>
          </table:table-cell>
          <table:table-cell office:value-type="float" office:value="1072" table:style-name="ce289">
            <text:p><text:s text:c="3"/>1,072</text:p>
          </table:table-cell>
          <table:table-cell office:value-type="float" office:value="819" table:style-name="ce289">
            <text:p><text:s text:c="3"/>819</text:p>
          </table:table-cell>
          <table:table-cell office:value-type="float" office:value="54" table:style-name="ce342">
            <text:p><text:s text:c="3"/>54</text:p>
          </table:table-cell>
          <table:table-cell office:value-type="float" office:value="38" table:style-name="ce289">
            <text:p><text:s text:c="3"/>38</text:p>
          </table:table-cell>
          <table:table-cell office:value-type="float" office:value="16" table:style-name="ce291">
            <text:p><text:s text:c="3"/>16</text:p>
          </table:table-cell>
          <table:table-cell office:value-type="float" office:value="1912" table:style-name="ce288">
            <text:p><text:s text:c="3"/>1,912</text:p>
          </table:table-cell>
          <table:table-cell office:value-type="float" office:value="1306" table:style-name="ce288">
            <text:p><text:s text:c="3"/>1,306</text:p>
          </table:table-cell>
          <table:table-cell office:value-type="float" office:value="606" table:style-name="ce288">
            <text:p><text:s text:c="3"/>606</text:p>
          </table:table-cell>
          <table:table-cell office:value-type="float" office:value="1855" table:style-name="ce288">
            <text:p><text:s text:c="3"/>1,855</text:p>
          </table:table-cell>
          <table:table-cell office:value-type="float" office:value="1303" table:style-name="ce288">
            <text:p><text:s text:c="3"/>1,303</text:p>
          </table:table-cell>
          <table:table-cell office:value-type="float" office:value="552" table:style-name="ce288">
            <text:p><text:s text:c="3"/>552</text:p>
          </table:table-cell>
          <table:table-cell office:value-type="float" office:value="57" table:style-name="ce288">
            <text:p><text:s text:c="3"/>57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54" table:style-name="ce288">
            <text:p><text:s text:c="3"/>54</text:p>
          </table:table-cell>
          <table:table-cell office:value-type="float" office:value="300" table:style-name="ce292">
            <text:p><text:s text:c="3"/>300</text:p>
          </table:table-cell>
          <table:table-cell office:value-type="float" office:value="300" table:style-name="ce288">
            <text:p><text:s text:c="3"/>300</text:p>
          </table:table-cell>
          <table:table-cell office:value-type="float" office:value="300" table:style-name="ce289">
            <text:p><text:s text:c="3"/>300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1月</text:p>
          </table:table-cell>
          <table:table-cell office:value-type="string" table:style-name="ce133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32">
            <text:p><text:s text:c="3"/>7,296</text:p>
          </table:table-cell>
          <table:table-cell office:value-type="float" office:value="6686" table:style-name="ce333">
            <text:p><text:s text:c="3"/>6,686</text:p>
          </table:table-cell>
          <table:table-cell office:value-type="float" office:value="6686" table:style-name="ce333">
            <text:p><text:s text:c="3"/>6,686</text:p>
          </table:table-cell>
          <table:table-cell office:value-type="float" office:value="0" table:style-name="ce333">
            <text:p>—</text:p>
          </table:table-cell>
          <table:table-cell office:value-type="float" office:value="322" table:style-name="ce333">
            <text:p><text:s text:c="3"/>322</text:p>
          </table:table-cell>
          <table:table-cell office:value-type="float" office:value="143" table:style-name="ce333">
            <text:p><text:s text:c="3"/>143</text:p>
          </table:table-cell>
          <table:table-cell office:value-type="float" office:value="179" table:style-name="ce333">
            <text:p><text:s text:c="3"/>179</text:p>
          </table:table-cell>
          <table:table-cell office:value-type="float" office:value="22" table:style-name="ce333">
            <text:p><text:s text:c="3"/>22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16" table:style-name="ce333">
            <text:p><text:s text:c="3"/>16</text:p>
          </table:table-cell>
          <table:table-cell office:value-type="float" office:value="266" table:style-name="ce333">
            <text:p><text:s text:c="3"/>266</text:p>
          </table:table-cell>
          <table:table-cell office:value-type="float" office:value="129" table:style-name="ce333">
            <text:p><text:s text:c="3"/>129</text:p>
          </table:table-cell>
          <table:table-cell office:value-type="float" office:value="137" table:style-name="ce333">
            <text:p><text:s text:c="3"/>137</text:p>
          </table:table-cell>
          <table:table-cell office:value-type="float" office:value="217" table:style-name="ce333">
            <text:p><text:s text:c="3"/>217</text:p>
          </table:table-cell>
          <table:table-cell office:value-type="float" office:value="128" table:style-name="ce333">
            <text:p><text:s text:c="3"/>128</text:p>
          </table:table-cell>
          <table:table-cell office:value-type="float" office:value="89" table:style-name="ce333">
            <text:p><text:s text:c="3"/>89</text:p>
          </table:table-cell>
          <table:table-cell office:value-type="float" office:value="49" table:style-name="ce333">
            <text:p><text:s text:c="3"/>49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48" table:style-name="ce332">
            <text:p><text:s text:c="3"/>48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17">
            <text:p><text:s text:c="3"/>3,648</text:p>
          </table:table-cell>
          <table:table-cell office:value-type="float" office:value="3555" table:style-name="ce318">
            <text:p><text:s text:c="3"/>3,555</text:p>
          </table:table-cell>
          <table:table-cell office:value-type="float" office:value="3555" table:style-name="ce319">
            <text:p><text:s text:c="3"/>3,555</text:p>
          </table:table-cell>
          <table:table-cell office:value-type="float" office:value="0" table:style-name="ce319">
            <text:p>—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24" table:style-name="ce318">
            <text:p><text:s text:c="3"/>2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0" table:style-name="ce318">
            <text:p>—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35">
            <text:p><text:s text:c="3"/>3,648</text:p>
          </table:table-cell>
          <table:table-cell office:value-type="float" office:value="3131" table:style-name="ce336">
            <text:p><text:s text:c="3"/>3,131</text:p>
          </table:table-cell>
          <table:table-cell office:value-type="float" office:value="3131" table:style-name="ce337">
            <text:p><text:s text:c="3"/>3,131</text:p>
          </table:table-cell>
          <table:table-cell office:value-type="float" office:value="0" table:style-name="ce337">
            <text:p>—</text:p>
          </table:table-cell>
          <table:table-cell office:value-type="float" office:value="302" table:style-name="ce337">
            <text:p><text:s text:c="3"/>302</text:p>
          </table:table-cell>
          <table:table-cell office:value-type="float" office:value="138" table:style-name="ce337">
            <text:p><text:s text:c="3"/>138</text:p>
          </table:table-cell>
          <table:table-cell office:value-type="float" office:value="164" table:style-name="ce337">
            <text:p><text:s text:c="3"/>16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205" table:style-name="ce336">
            <text:p><text:s text:c="3"/>205</text:p>
          </table:table-cell>
          <table:table-cell office:value-type="float" office:value="124" table:style-name="ce336">
            <text:p><text:s text:c="3"/>124</text:p>
          </table:table-cell>
          <table:table-cell office:value-type="float" office:value="81" table:style-name="ce336">
            <text:p><text:s text:c="3"/>81</text:p>
          </table:table-cell>
          <table:table-cell office:value-type="float" office:value="193" table:style-name="ce336">
            <text:p><text:s text:c="3"/>193</text:p>
          </table:table-cell>
          <table:table-cell office:value-type="float" office:value="123" table:style-name="ce336">
            <text:p><text:s text:c="3"/>123</text:p>
          </table:table-cell>
          <table:table-cell office:value-type="float" office:value="70" table:style-name="ce336">
            <text:p><text:s text:c="3"/>70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6">
            <text:p><text:s text:c="3"/>34</text:p>
          </table:table-cell>
          <table:table-cell office:value-type="float" office:value="34" table:style-name="ce337">
            <text:p><text:s text:c="3"/>34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2月</text:p>
          </table:table-cell>
          <table:table-cell office:value-type="string" table:style-name="ce309">
            <text:p>計</text:p>
          </table:table-cell>
          <table:table-cell office:value-type="float" office:value="8468" table:style-name="ce222">
            <text:p><text:s text:c="3"/>8,468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0" table:style-name="ce222">
            <text:p>—</text:p>
          </table:table-cell>
          <table:table-cell office:value-type="float" office:value="266" table:style-name="ce222">
            <text:p><text:s text:c="3"/>266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36" table:style-name="ce222">
            <text:p><text:s text:c="3"/>336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288" table:style-name="ce222">
            <text:p><text:s text:c="3"/>288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8420" table:style-name="ce317">
            <text:p><text:s text:c="3"/>8,420</text:p>
          </table:table-cell>
          <table:table-cell office:value-type="float" office:value="7806" table:style-name="ce318">
            <text:p><text:s text:c="3"/>7,806</text:p>
          </table:table-cell>
          <table:table-cell office:value-type="float" office:value="7806" table:style-name="ce319">
            <text:p><text:s text:c="3"/>7,806</text:p>
          </table:table-cell>
          <table:table-cell office:value-type="float" office:value="0" table:style-name="ce319">
            <text:p>—</text:p>
          </table:table-cell>
          <table:table-cell office:value-type="float" office:value="266" table:style-name="ce319">
            <text:p><text:s text:c="3"/>266</text:p>
          </table:table-cell>
          <table:table-cell office:value-type="float" office:value="133" table:style-name="ce319">
            <text:p><text:s text:c="3"/>133</text:p>
          </table:table-cell>
          <table:table-cell office:value-type="float" office:value="133" table:style-name="ce319">
            <text:p><text:s text:c="3"/>133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8" table:style-name="ce319">
            <text:p><text:s text:c="3"/>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336" table:style-name="ce318">
            <text:p><text:s text:c="3"/>336</text:p>
          </table:table-cell>
          <table:table-cell office:value-type="float" office:value="183" table:style-name="ce318">
            <text:p><text:s text:c="3"/>183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288" table:style-name="ce318">
            <text:p><text:s text:c="3"/>288</text:p>
          </table:table-cell>
          <table:table-cell office:value-type="float" office:value="182" table:style-name="ce318">
            <text:p><text:s text:c="3"/>182</text:p>
          </table:table-cell>
          <table:table-cell office:value-type="float" office:value="106" table:style-name="ce318">
            <text:p><text:s text:c="3"/>106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7" table:style-name="ce318">
            <text:p><text:s text:c="3"/>47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224" table:style-name="ce222">
            <text:p><text:s text:c="3"/>4,224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210" table:style-name="ce317">
            <text:p><text:s text:c="3"/>4,210</text:p>
          </table:table-cell>
          <table:table-cell office:value-type="float" office:value="4133" table:style-name="ce318">
            <text:p><text:s text:c="3"/>4,133</text:p>
          </table:table-cell>
          <table:table-cell office:value-type="float" office:value="4133" table:style-name="ce319">
            <text:p><text:s text:c="3"/>4,133</text:p>
          </table:table-cell>
          <table:table-cell office:value-type="float" office:value="0" table:style-name="ce319">
            <text:p>—</text:p>
          </table:table-cell>
          <table:table-cell office:value-type="float" office:value="17" table:style-name="ce319">
            <text:p><text:s text:c="3"/>17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4" table:style-name="ce318">
            <text:p><text:s text:c="3"/>54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1" table:style-name="ce318">
            <text:p><text:s text:c="3"/>4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0" table:style-name="ce318">
            <text:p><text:s text:c="3"/>40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244" table:style-name="ce222">
            <text:p><text:s text:c="3"/>4,244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0" table:style-name="ce222">
            <text:p>—</text:p>
          </table:table-cell>
          <table:table-cell office:value-type="float" office:value="249" table:style-name="ce222">
            <text:p><text:s text:c="3"/>249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118" table:style-name="ce222">
            <text:p><text:s text:c="3"/>11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80" table:style-name="ce222">
            <text:p><text:s text:c="3"/>280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273" table:style-name="ce222">
            <text:p><text:s text:c="3"/>273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210" table:style-name="ce317">
            <text:p><text:s text:c="3"/>4,210</text:p>
          </table:table-cell>
          <table:table-cell office:value-type="float" office:value="3673" table:style-name="ce318">
            <text:p><text:s text:c="3"/>3,673</text:p>
          </table:table-cell>
          <table:table-cell office:value-type="float" office:value="3673" table:style-name="ce319">
            <text:p><text:s text:c="3"/>3,673</text:p>
          </table:table-cell>
          <table:table-cell office:value-type="float" office:value="0" table:style-name="ce319">
            <text:p>—</text:p>
          </table:table-cell>
          <table:table-cell office:value-type="float" office:value="249" table:style-name="ce319">
            <text:p><text:s text:c="3"/>249</text:p>
          </table:table-cell>
          <table:table-cell office:value-type="float" office:value="131" table:style-name="ce319">
            <text:p><text:s text:c="3"/>131</text:p>
          </table:table-cell>
          <table:table-cell office:value-type="float" office:value="118" table:style-name="ce319">
            <text:p><text:s text:c="3"/>118</text:p>
          </table:table-cell>
          <table:table-cell office:value-type="float" office:value="8" table:style-name="ce320">
            <text:p><text:s text:c="3"/>8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280" table:style-name="ce318">
            <text:p><text:s text:c="3"/>280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273" table:style-name="ce318">
            <text:p><text:s text:c="3"/>273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92" table:style-name="ce318">
            <text:p><text:s text:c="3"/>92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0" table:style-name="ce318">
            <text:p>—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34" table:style-name="ce317">
            <text:p><text:s text:c="3"/>34</text:p>
          </table:table-cell>
          <table:table-cell office:value-type="float" office:value="34" table:style-name="ce318">
            <text:p><text:s text:c="3"/>34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3月</text:p>
          </table:table-cell>
          <table:table-cell office:value-type="string" table:style-name="ce346">
            <text:p>計</text:p>
          </table:table-cell>
          <table:table-cell office:value-type="float" office:value="9308" table:style-name="ce233">
            <text:p><text:s text:c="3"/>9,308</text:p>
          </table:table-cell>
          <table:table-cell office:value-type="float" office:value="8603" table:style-name="ce233">
            <text:p><text:s text:c="3"/>8,603</text:p>
          </table:table-cell>
          <table:table-cell office:value-type="float" office:value="8600" table:style-name="ce233">
            <text:p><text:s text:c="3"/>8,60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305" table:style-name="ce233">
            <text:p><text:s text:c="3"/>305</text:p>
          </table:table-cell>
          <table:table-cell office:value-type="float" office:value="176" table:style-name="ce233">
            <text:p><text:s text:c="3"/>17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389" table:style-name="ce233">
            <text:p><text:s text:c="3"/>389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329" table:style-name="ce233">
            <text:p><text:s text:c="3"/>329</text:p>
          </table:table-cell>
          <table:table-cell office:value-type="float" office:value="215" table:style-name="ce233">
            <text:p><text:s text:c="3"/>215</text:p>
          </table:table-cell>
          <table:table-cell office:value-type="float" office:value="114" table:style-name="ce233">
            <text:p><text:s text:c="3"/>114</text:p>
          </table:table-cell>
          <table:table-cell office:value-type="float" office:value="60" table:style-name="ce233">
            <text:p><text:s text:c="3"/>60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9248" table:style-name="ce332">
            <text:p><text:s text:c="3"/>9,248</text:p>
          </table:table-cell>
          <table:table-cell office:value-type="float" office:value="8543" table:style-name="ce333">
            <text:p><text:s text:c="3"/>8,543</text:p>
          </table:table-cell>
          <table:table-cell office:value-type="float" office:value="8540" table:style-name="ce347">
            <text:p><text:s text:c="3"/>8,540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05" table:style-name="ce347">
            <text:p><text:s text:c="3"/>305</text:p>
          </table:table-cell>
          <table:table-cell office:value-type="float" office:value="176" table:style-name="ce347">
            <text:p><text:s text:c="3"/>176</text:p>
          </table:table-cell>
          <table:table-cell office:value-type="float" office:value="129" table:style-name="ce347">
            <text:p><text:s text:c="3"/>129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389" table:style-name="ce333">
            <text:p><text:s text:c="3"/>389</text:p>
          </table:table-cell>
          <table:table-cell office:value-type="float" office:value="217" table:style-name="ce333">
            <text:p><text:s text:c="3"/>217</text:p>
          </table:table-cell>
          <table:table-cell office:value-type="float" office:value="172" table:style-name="ce333">
            <text:p><text:s text:c="3"/>172</text:p>
          </table:table-cell>
          <table:table-cell office:value-type="float" office:value="329" table:style-name="ce333">
            <text:p><text:s text:c="3"/>329</text:p>
          </table:table-cell>
          <table:table-cell office:value-type="float" office:value="215" table:style-name="ce333">
            <text:p><text:s text:c="3"/>215</text:p>
          </table:table-cell>
          <table:table-cell office:value-type="float" office:value="114" table:style-name="ce333">
            <text:p><text:s text:c="3"/>114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58" table:style-name="ce333">
            <text:p><text:s text:c="3"/>58</text:p>
          </table:table-cell>
          <table:table-cell office:value-type="float" office:value="60" table:style-name="ce332">
            <text:p><text:s text:c="3"/>60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60" table:style-name="ce347">
            <text:p><text:s text:c="3"/>6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644" table:style-name="ce222">
            <text:p><text:s text:c="3"/>4,644</text:p>
          </table:table-cell>
          <table:table-cell office:value-type="float" office:value="4561" table:style-name="ce222">
            <text:p><text:s text:c="3"/>4,561</text:p>
          </table:table-cell>
          <table:table-cell office:value-type="float" office:value="4558" table:style-name="ce222">
            <text:p><text:s text:c="3"/>4,55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4624" table:style-name="ce317">
            <text:p><text:s text:c="3"/>4,624</text:p>
          </table:table-cell>
          <table:table-cell office:value-type="float" office:value="4541" table:style-name="ce318">
            <text:p><text:s text:c="3"/>4,541</text:p>
          </table:table-cell>
          <table:table-cell office:value-type="float" office:value="4538" table:style-name="ce319">
            <text:p><text:s text:c="3"/>4,538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9" table:style-name="ce319">
            <text:p><text:s text:c="3"/>19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9" table:style-name="ce318">
            <text:p><text:s text:c="3"/>9</text:p>
          </table:table-cell>
          <table:table-cell office:value-type="float" office:value="50" table:style-name="ce318">
            <text:p><text:s text:c="3"/>50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664" table:style-name="ce222">
            <text:p><text:s text:c="3"/>4,664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0" table:style-name="ce222">
            <text:p>—</text:p>
          </table:table-cell>
          <table:table-cell office:value-type="float" office:value="286" table:style-name="ce222">
            <text:p><text:s text:c="3"/>286</text:p>
          </table:table-cell>
          <table:table-cell office:value-type="float" office:value="169" table:style-name="ce222">
            <text:p><text:s text:c="3"/>169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29" table:style-name="ce222">
            <text:p><text:s text:c="3"/>32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4624" table:style-name="ce317">
            <text:p><text:s text:c="3"/>4,624</text:p>
          </table:table-cell>
          <table:table-cell office:value-type="float" office:value="4002" table:style-name="ce318">
            <text:p><text:s text:c="3"/>4,002</text:p>
          </table:table-cell>
          <table:table-cell office:value-type="float" office:value="4002" table:style-name="ce319">
            <text:p><text:s text:c="3"/>4,002</text:p>
          </table:table-cell>
          <table:table-cell office:value-type="float" office:value="0" table:style-name="ce319">
            <text:p>—</text:p>
          </table:table-cell>
          <table:table-cell office:value-type="float" office:value="286" table:style-name="ce319">
            <text:p><text:s text:c="3"/>286</text:p>
          </table:table-cell>
          <table:table-cell office:value-type="float" office:value="169" table:style-name="ce319">
            <text:p><text:s text:c="3"/>169</text:p>
          </table:table-cell>
          <table:table-cell office:value-type="float" office:value="117" table:style-name="ce319">
            <text:p><text:s text:c="3"/>117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329" table:style-name="ce318">
            <text:p><text:s text:c="3"/>329</text:p>
          </table:table-cell>
          <table:table-cell office:value-type="float" office:value="214" table:style-name="ce318">
            <text:p><text:s text:c="3"/>214</text:p>
          </table:table-cell>
          <table:table-cell office:value-type="float" office:value="115" table:style-name="ce318">
            <text:p><text:s text:c="3"/>115</text:p>
          </table:table-cell>
          <table:table-cell office:value-type="float" office:value="319" table:style-name="ce318">
            <text:p><text:s text:c="3"/>319</text:p>
          </table:table-cell>
          <table:table-cell office:value-type="float" office:value="214" table:style-name="ce318">
            <text:p><text:s text:c="3"/>214</text:p>
          </table:table-cell>
          <table:table-cell office:value-type="float" office:value="105" table:style-name="ce318">
            <text:p><text:s text:c="3"/>105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0" table:style-name="ce318">
            <text:p>—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40" table:style-name="ce317">
            <text:p><text:s text:c="3"/>40</text:p>
          </table:table-cell>
          <table:table-cell office:value-type="float" office:value="40" table:style-name="ce318">
            <text:p><text:s text:c="3"/>40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46">
            <text:p>計</text:p>
          </table:table-cell>
          <table:table-cell office:value-type="float" office:value="8048" table:style-name="ce233">
            <text:p><text:s text:c="3"/>8,048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0" table:style-name="ce233">
            <text:p>—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102" table:style-name="ce233">
            <text:p><text:s text:c="3"/>102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274" table:style-name="ce233">
            <text:p><text:s text:c="3"/>274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109" table:style-name="ce233">
            <text:p><text:s text:c="3"/>109</text:p>
          </table:table-cell>
          <table:table-cell office:value-type="float" office:value="249" table:style-name="ce233">
            <text:p><text:s text:c="3"/>249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84" table:style-name="ce233">
            <text:p><text:s text:c="3"/>84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0" table:style-name="ce233">
            <text:p>—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7978" table:style-name="ce332">
            <text:p><text:s text:c="3"/>7,978</text:p>
          </table:table-cell>
          <table:table-cell office:value-type="float" office:value="7442" table:style-name="ce333">
            <text:p><text:s text:c="3"/>7,442</text:p>
          </table:table-cell>
          <table:table-cell office:value-type="float" office:value="7442" table:style-name="ce347">
            <text:p><text:s text:c="3"/>7,442</text:p>
          </table:table-cell>
          <table:table-cell office:value-type="float" office:value="0" table:style-name="ce347">
            <text:p>—</text:p>
          </table:table-cell>
          <table:table-cell office:value-type="float" office:value="253" table:style-name="ce347">
            <text:p><text:s text:c="3"/>253</text:p>
          </table:table-cell>
          <table:table-cell office:value-type="float" office:value="151" table:style-name="ce347">
            <text:p><text:s text:c="3"/>151</text:p>
          </table:table-cell>
          <table:table-cell office:value-type="float" office:value="102" table:style-name="ce347">
            <text:p><text:s text:c="3"/>102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9" table:style-name="ce347">
            <text:p><text:s text:c="3"/>9</text:p>
          </table:table-cell>
          <table:table-cell office:value-type="float" office:value="0" table:style-name="ce349">
            <text:p>—</text:p>
          </table:table-cell>
          <table:table-cell office:value-type="float" office:value="274" table:style-name="ce333">
            <text:p><text:s text:c="3"/>274</text:p>
          </table:table-cell>
          <table:table-cell office:value-type="float" office:value="165" table:style-name="ce333">
            <text:p><text:s text:c="3"/>165</text:p>
          </table:table-cell>
          <table:table-cell office:value-type="float" office:value="109" table:style-name="ce333">
            <text:p><text:s text:c="3"/>109</text:p>
          </table:table-cell>
          <table:table-cell office:value-type="float" office:value="249" table:style-name="ce333">
            <text:p><text:s text:c="3"/>249</text:p>
          </table:table-cell>
          <table:table-cell office:value-type="float" office:value="165" table:style-name="ce333">
            <text:p><text:s text:c="3"/>165</text:p>
          </table:table-cell>
          <table:table-cell office:value-type="float" office:value="84" table:style-name="ce333">
            <text:p><text:s text:c="3"/>84</text:p>
          </table:table-cell>
          <table:table-cell office:value-type="float" office:value="25" table:style-name="ce333">
            <text:p><text:s text:c="3"/>25</text:p>
          </table:table-cell>
          <table:table-cell office:value-type="float" office:value="0" table:style-name="ce333">
            <text:p>—</text:p>
          </table:table-cell>
          <table:table-cell office:value-type="float" office:value="25" table:style-name="ce333">
            <text:p><text:s text:c="3"/>25</text:p>
          </table:table-cell>
          <table:table-cell office:value-type="float" office:value="70" table:style-name="ce332">
            <text:p><text:s text:c="3"/>70</text:p>
          </table:table-cell>
          <table:table-cell office:value-type="float" office:value="70" table:style-name="ce333">
            <text:p><text:s text:c="3"/>70</text:p>
          </table:table-cell>
          <table:table-cell office:value-type="float" office:value="70" table:style-name="ce347">
            <text:p><text:s text:c="3"/>7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4月</text:p>
          </table:table-cell>
          <table:table-cell office:value-type="string" table:style-name="ce309">
            <text:p>男</text:p>
          </table:table-cell>
          <table:table-cell office:value-type="float" office:value="4011" table:style-name="ce222">
            <text:p><text:s text:c="3"/>4,011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3989" table:style-name="ce317">
            <text:p><text:s text:c="3"/>3,989</text:p>
          </table:table-cell>
          <table:table-cell office:value-type="float" office:value="3936" table:style-name="ce318">
            <text:p><text:s text:c="3"/>3,936</text:p>
          </table:table-cell>
          <table:table-cell office:value-type="float" office:value="3936" table:style-name="ce319">
            <text:p><text:s text:c="3"/>3,936</text:p>
          </table:table-cell>
          <table:table-cell office:value-type="float" office:value="0" table:style-name="ce319">
            <text:p>—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34" table:style-name="ce318">
            <text:p><text:s text:c="3"/>3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29" table:style-name="ce318">
            <text:p><text:s text:c="3"/>29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0" table:style-name="ce318">
            <text:p>—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22" table:style-name="ce317">
            <text:p><text:s text:c="3"/>22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22" table:style-name="ce319">
            <text:p><text:s text:c="3"/>22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037" table:style-name="ce222">
            <text:p><text:s text:c="3"/>4,037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0" table:style-name="ce222">
            <text:p>—</text:p>
          </table:table-cell>
          <table:table-cell office:value-type="float" office:value="238" table:style-name="ce222">
            <text:p><text:s text:c="3"/>238</text:p>
          </table:table-cell>
          <table:table-cell office:value-type="float" office:value="148" table:style-name="ce222">
            <text:p><text:s text:c="3"/>148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40" table:style-name="ce222">
            <text:p><text:s text:c="3"/>240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34" table:style-name="ce222">
            <text:p><text:s text:c="3"/>234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989" table:style-name="ce317">
            <text:p><text:s text:c="3"/>3,989</text:p>
          </table:table-cell>
          <table:table-cell office:value-type="float" office:value="3506" table:style-name="ce318">
            <text:p><text:s text:c="3"/>3,506</text:p>
          </table:table-cell>
          <table:table-cell office:value-type="float" office:value="3506" table:style-name="ce319">
            <text:p><text:s text:c="3"/>3,506</text:p>
          </table:table-cell>
          <table:table-cell office:value-type="float" office:value="0" table:style-name="ce319">
            <text:p>—</text:p>
          </table:table-cell>
          <table:table-cell office:value-type="float" office:value="238" table:style-name="ce319">
            <text:p><text:s text:c="3"/>238</text:p>
          </table:table-cell>
          <table:table-cell office:value-type="float" office:value="148" table:style-name="ce319">
            <text:p><text:s text:c="3"/>148</text:p>
          </table:table-cell>
          <table:table-cell office:value-type="float" office:value="90" table:style-name="ce319">
            <text:p><text:s text:c="3"/>90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0" table:style-name="ce321">
            <text:p>—</text:p>
          </table:table-cell>
          <table:table-cell office:value-type="float" office:value="240" table:style-name="ce318">
            <text:p><text:s text:c="3"/>240</text:p>
          </table:table-cell>
          <table:table-cell office:value-type="float" office:value="160" table:style-name="ce318">
            <text:p><text:s text:c="3"/>160</text:p>
          </table:table-cell>
          <table:table-cell office:value-type="float" office:value="80" table:style-name="ce318">
            <text:p><text:s text:c="3"/>80</text:p>
          </table:table-cell>
          <table:table-cell office:value-type="float" office:value="234" table:style-name="ce318">
            <text:p><text:s text:c="3"/>234</text:p>
          </table:table-cell>
          <table:table-cell office:value-type="float" office:value="160" table:style-name="ce318">
            <text:p><text:s text:c="3"/>160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0" table:style-name="ce318">
            <text:p>—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58"/>
          <table:table-cell office:value-type="string" table:style-name="ce346">
            <text:p>計</text:p>
          </table:table-cell>
          <table:table-cell office:value-type="float" office:value="8894" table:style-name="ce233">
            <text:p><text:s text:c="3"/>8,894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0" table:style-name="ce233">
            <text:p>—</text:p>
          </table:table-cell>
          <table:table-cell office:value-type="float" office:value="287" table:style-name="ce233">
            <text:p><text:s text:c="3"/>287</text:p>
          </table:table-cell>
          <table:table-cell office:value-type="float" office:value="174" table:style-name="ce233">
            <text:p><text:s text:c="3"/>174</text:p>
          </table:table-cell>
          <table:table-cell office:value-type="float" office:value="113" table:style-name="ce233">
            <text:p><text:s text:c="3"/>113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85" table:style-name="ce233">
            <text:p><text:s text:c="3"/>185</text:p>
          </table:table-cell>
          <table:table-cell office:value-type="float" office:value="99" table:style-name="ce233">
            <text:p><text:s text:c="3"/>99</text:p>
          </table:table-cell>
          <table:table-cell office:value-type="float" office:value="261" table:style-name="ce233">
            <text:p><text:s text:c="3"/>261</text:p>
          </table:table-cell>
          <table:table-cell office:value-type="float" office:value="183" table:style-name="ce233">
            <text:p><text:s text:c="3"/>183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8838" table:style-name="ce332">
            <text:p><text:s text:c="3"/>8,838</text:p>
          </table:table-cell>
          <table:table-cell office:value-type="float" office:value="8254" table:style-name="ce333">
            <text:p><text:s text:c="3"/>8,254</text:p>
          </table:table-cell>
          <table:table-cell office:value-type="float" office:value="8254" table:style-name="ce347">
            <text:p><text:s text:c="3"/>8,254</text:p>
          </table:table-cell>
          <table:table-cell office:value-type="float" office:value="0" table:style-name="ce347">
            <text:p>—</text:p>
          </table:table-cell>
          <table:table-cell office:value-type="float" office:value="287" table:style-name="ce347">
            <text:p><text:s text:c="3"/>287</text:p>
          </table:table-cell>
          <table:table-cell office:value-type="float" office:value="174" table:style-name="ce347">
            <text:p><text:s text:c="3"/>174</text:p>
          </table:table-cell>
          <table:table-cell office:value-type="float" office:value="113" table:style-name="ce347">
            <text:p><text:s text:c="3"/>113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10" table:style-name="ce347">
            <text:p><text:s text:c="3"/>10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284" table:style-name="ce333">
            <text:p><text:s text:c="3"/>284</text:p>
          </table:table-cell>
          <table:table-cell office:value-type="float" office:value="185" table:style-name="ce333">
            <text:p><text:s text:c="3"/>185</text:p>
          </table:table-cell>
          <table:table-cell office:value-type="float" office:value="99" table:style-name="ce333">
            <text:p><text:s text:c="3"/>99</text:p>
          </table:table-cell>
          <table:table-cell office:value-type="float" office:value="261" table:style-name="ce333">
            <text:p><text:s text:c="3"/>261</text:p>
          </table:table-cell>
          <table:table-cell office:value-type="float" office:value="183" table:style-name="ce333">
            <text:p><text:s text:c="3"/>183</text:p>
          </table:table-cell>
          <table:table-cell office:value-type="float" office:value="78" table:style-name="ce333">
            <text:p><text:s text:c="3"/>78</text:p>
          </table:table-cell>
          <table:table-cell office:value-type="float" office:value="23" table:style-name="ce333">
            <text:p><text:s text:c="3"/>23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1" table:style-name="ce333">
            <text:p><text:s text:c="3"/>21</text:p>
          </table:table-cell>
          <table:table-cell office:value-type="float" office:value="56" table:style-name="ce332">
            <text:p><text:s text:c="3"/>56</text:p>
          </table:table-cell>
          <table:table-cell office:value-type="float" office:value="56" table:style-name="ce333">
            <text:p><text:s text:c="3"/>56</text:p>
          </table:table-cell>
          <table:table-cell office:value-type="float" office:value="56" table:style-name="ce347">
            <text:p><text:s text:c="3"/>56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5月</text:p>
          </table:table-cell>
          <table:table-cell office:value-type="string" table:style-name="ce309">
            <text:p>男</text:p>
          </table:table-cell>
          <table:table-cell office:value-type="float" office:value="4429" table:style-name="ce222">
            <text:p><text:s text:c="3"/>4,429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6" table:style-name="ce222">
            <text:p><text:s text:c="3"/>26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419" table:style-name="ce317">
            <text:p><text:s text:c="3"/>4,419</text:p>
          </table:table-cell>
          <table:table-cell office:value-type="float" office:value="4372" table:style-name="ce318">
            <text:p><text:s text:c="3"/>4,372</text:p>
          </table:table-cell>
          <table:table-cell office:value-type="float" office:value="4372" table:style-name="ce319">
            <text:p><text:s text:c="3"/>4,372</text:p>
          </table:table-cell>
          <table:table-cell office:value-type="float" office:value="0" table:style-name="ce319">
            <text:p>—</text:p>
          </table:table-cell>
          <table:table-cell office:value-type="float" office:value="10" table:style-name="ce319">
            <text:p><text:s text:c="3"/>1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8" table:style-name="ce319">
            <text:p><text:s text:c="3"/>8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26" table:style-name="ce318">
            <text:p><text:s text:c="3"/>26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0" table:style-name="ce317">
            <text:p><text:s text:c="3"/>10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10" table:style-name="ce319">
            <text:p><text:s text:c="3"/>1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465" table:style-name="ce222">
            <text:p><text:s text:c="3"/>4,465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0" table:style-name="ce222">
            <text:p>—</text:p>
          </table:table-cell>
          <table:table-cell office:value-type="float" office:value="277" table:style-name="ce222">
            <text:p><text:s text:c="3"/>277</text:p>
          </table:table-cell>
          <table:table-cell office:value-type="float" office:value="172" table:style-name="ce222">
            <text:p><text:s text:c="3"/>172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254" table:style-name="ce222">
            <text:p><text:s text:c="3"/>254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247" table:style-name="ce222">
            <text:p><text:s text:c="3"/>247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419" table:style-name="ce317">
            <text:p><text:s text:c="3"/>4,419</text:p>
          </table:table-cell>
          <table:table-cell office:value-type="float" office:value="3882" table:style-name="ce318">
            <text:p><text:s text:c="3"/>3,882</text:p>
          </table:table-cell>
          <table:table-cell office:value-type="float" office:value="3882" table:style-name="ce319">
            <text:p><text:s text:c="3"/>3,882</text:p>
          </table:table-cell>
          <table:table-cell office:value-type="float" office:value="0" table:style-name="ce319">
            <text:p>—</text:p>
          </table:table-cell>
          <table:table-cell office:value-type="float" office:value="277" table:style-name="ce319">
            <text:p><text:s text:c="3"/>277</text:p>
          </table:table-cell>
          <table:table-cell office:value-type="float" office:value="172" table:style-name="ce319">
            <text:p><text:s text:c="3"/>172</text:p>
          </table:table-cell>
          <table:table-cell office:value-type="float" office:value="105" table:style-name="ce319">
            <text:p><text:s text:c="3"/>105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254" table:style-name="ce318">
            <text:p><text:s text:c="3"/>254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73" table:style-name="ce318">
            <text:p><text:s text:c="3"/>73</text:p>
          </table:table-cell>
          <table:table-cell office:value-type="float" office:value="247" table:style-name="ce318">
            <text:p><text:s text:c="3"/>247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66" table:style-name="ce318">
            <text:p><text:s text:c="3"/>66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0" table:style-name="ce318">
            <text:p>—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46" table:style-name="ce317">
            <text:p><text:s text:c="3"/>46</text:p>
          </table:table-cell>
          <table:table-cell office:value-type="float" office:value="46" table:style-name="ce318">
            <text:p><text:s text:c="3"/>46</text:p>
          </table:table-cell>
          <table:table-cell office:value-type="float" office:value="46" table:style-name="ce319">
            <text:p><text:s text:c="3"/>4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55"/>
          <table:table-cell office:value-type="string" table:style-name="ce351">
            <text:p>計</text:p>
          </table:table-cell>
          <table:table-cell office:value-type="float" office:value="8518" table:style-name="ce233">
            <text:p><text:s text:c="3"/>8,518</text:p>
          </table:table-cell>
          <table:table-cell office:value-type="float" office:value="7868" table:style-name="ce233">
            <text:p><text:s text:c="3"/>7,868</text:p>
          </table:table-cell>
          <table:table-cell office:value-type="float" office:value="7866" table:style-name="ce233">
            <text:p><text:s text:c="3"/>7,86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92" table:style-name="ce233">
            <text:p><text:s text:c="3"/>292</text:p>
          </table:table-cell>
          <table:table-cell office:value-type="float" office:value="164" table:style-name="ce233">
            <text:p><text:s text:c="3"/>164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54" table:style-name="ce233">
            <text:p><text:s text:c="3"/>354</text:p>
          </table:table-cell>
          <table:table-cell office:value-type="float" office:value="228" table:style-name="ce233">
            <text:p><text:s text:c="3"/>22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11" table:style-name="ce233">
            <text:p><text:s text:c="3"/>311</text:p>
          </table:table-cell>
          <table:table-cell office:value-type="float" office:value="226" table:style-name="ce233">
            <text:p><text:s text:c="3"/>226</text:p>
          </table:table-cell>
          <table:table-cell office:value-type="float" office:value="85" table:style-name="ce233">
            <text:p><text:s text:c="3"/>85</text:p>
          </table:table-cell>
          <table:table-cell office:value-type="float" office:value="43" table:style-name="ce233">
            <text:p><text:s text:c="3"/>4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8470" table:style-name="ce332">
            <text:p><text:s text:c="3"/>8,470</text:p>
          </table:table-cell>
          <table:table-cell office:value-type="float" office:value="7820" table:style-name="ce333">
            <text:p><text:s text:c="3"/>7,820</text:p>
          </table:table-cell>
          <table:table-cell office:value-type="float" office:value="7818" table:style-name="ce347">
            <text:p><text:s text:c="3"/>7,818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92" table:style-name="ce347">
            <text:p><text:s text:c="3"/>292</text:p>
          </table:table-cell>
          <table:table-cell office:value-type="float" office:value="164" table:style-name="ce347">
            <text:p><text:s text:c="3"/>164</text:p>
          </table:table-cell>
          <table:table-cell office:value-type="float" office:value="128" table:style-name="ce347">
            <text:p><text:s text:c="3"/>128</text:p>
          </table:table-cell>
          <table:table-cell office:value-type="float" office:value="4" table:style-name="ce348">
            <text:p><text:s text:c="3"/>4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" table:style-name="ce349">
            <text:p><text:s text:c="3"/>2</text:p>
          </table:table-cell>
          <table:table-cell office:value-type="float" office:value="354" table:style-name="ce333">
            <text:p><text:s text:c="3"/>354</text:p>
          </table:table-cell>
          <table:table-cell office:value-type="float" office:value="228" table:style-name="ce333">
            <text:p><text:s text:c="3"/>228</text:p>
          </table:table-cell>
          <table:table-cell office:value-type="float" office:value="126" table:style-name="ce333">
            <text:p><text:s text:c="3"/>126</text:p>
          </table:table-cell>
          <table:table-cell office:value-type="float" office:value="311" table:style-name="ce333">
            <text:p><text:s text:c="3"/>311</text:p>
          </table:table-cell>
          <table:table-cell office:value-type="float" office:value="226" table:style-name="ce333">
            <text:p><text:s text:c="3"/>226</text:p>
          </table:table-cell>
          <table:table-cell office:value-type="float" office:value="85" table:style-name="ce333">
            <text:p><text:s text:c="3"/>85</text:p>
          </table:table-cell>
          <table:table-cell office:value-type="float" office:value="43" table:style-name="ce333">
            <text:p><text:s text:c="3"/>43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41" table:style-name="ce333">
            <text:p><text:s text:c="3"/>41</text:p>
          </table:table-cell>
          <table:table-cell office:value-type="float" office:value="48" table:style-name="ce332">
            <text:p><text:s text:c="3"/>48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48" table:style-name="ce347">
            <text:p><text:s text:c="3"/>48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6月</text:p>
          </table:table-cell>
          <table:table-cell office:value-type="string" table:style-name="ce309">
            <text:p>男</text:p>
          </table:table-cell>
          <table:table-cell office:value-type="float" office:value="4247" table:style-name="ce222">
            <text:p><text:s text:c="3"/>4,247</text:p>
          </table:table-cell>
          <table:table-cell office:value-type="float" office:value="4175" table:style-name="ce222">
            <text:p><text:s text:c="3"/>4,175</text:p>
          </table:table-cell>
          <table:table-cell office:value-type="float" office:value="4174" table:style-name="ce222">
            <text:p><text:s text:c="3"/>4,17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3" table:style-name="ce222">
            <text:p><text:s text:c="3"/>33</text:p>
          </table:table-cell>
          <table:table-cell office:value-type="float" office:value="0" table:style-name="ce222">
            <text:p>—</text:p>
          </table:table-cell>
          <table:table-cell office:value-type="float" office:value="33" table:style-name="ce224">
            <text:p><text:s text:c="3"/>33</text:p>
          </table:table-cell>
          <table:table-cell office:value-type="float" office:value="4235" table:style-name="ce317">
            <text:p><text:s text:c="3"/>4,235</text:p>
          </table:table-cell>
          <table:table-cell office:value-type="float" office:value="4163" table:style-name="ce318">
            <text:p><text:s text:c="3"/>4,163</text:p>
          </table:table-cell>
          <table:table-cell office:value-type="float" office:value="4162" table:style-name="ce319">
            <text:p><text:s text:c="3"/>4,162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8" table:style-name="ce319">
            <text:p><text:s text:c="3"/>18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53" table:style-name="ce318">
            <text:p><text:s text:c="3"/>53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33" table:style-name="ce318">
            <text:p><text:s text:c="3"/>33</text:p>
          </table:table-cell>
          <table:table-cell office:value-type="float" office:value="0" table:style-name="ce318">
            <text:p>—</text:p>
          </table:table-cell>
          <table:table-cell office:value-type="float" office:value="33" table:style-name="ce318">
            <text:p><text:s text:c="3"/>33</text:p>
          </table:table-cell>
          <table:table-cell office:value-type="float" office:value="12" table:style-name="ce317">
            <text:p><text:s text:c="3"/>12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352"/>
          <table:table-cell office:value-type="string" table:style-name="ce313">
            <text:p>女</text:p>
          </table:table-cell>
          <table:table-cell office:value-type="float" office:value="4271" table:style-name="ce230">
            <text:p><text:s text:c="3"/>4,271</text:p>
          </table:table-cell>
          <table:table-cell office:value-type="float" office:value="3693" table:style-name="ce230">
            <text:p><text:s text:c="3"/>3,693</text:p>
          </table:table-cell>
          <table:table-cell office:value-type="float" office:value="3692" table:style-name="ce230">
            <text:p><text:s text:c="3"/>3,69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74" table:style-name="ce230">
            <text:p><text:s text:c="3"/>274</text:p>
          </table:table-cell>
          <table:table-cell office:value-type="float" office:value="162" table:style-name="ce230">
            <text:p><text:s text:c="3"/>162</text:p>
          </table:table-cell>
          <table:table-cell office:value-type="float" office:value="112" table:style-name="ce230">
            <text:p><text:s text:c="3"/>11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301" table:style-name="ce230">
            <text:p><text:s text:c="3"/>301</text:p>
          </table:table-cell>
          <table:table-cell office:value-type="float" office:value="223" table:style-name="ce230">
            <text:p><text:s text:c="3"/>223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291" table:style-name="ce230">
            <text:p><text:s text:c="3"/>291</text:p>
          </table:table-cell>
          <table:table-cell office:value-type="float" office:value="221" table:style-name="ce230">
            <text:p><text:s text:c="3"/>221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235" table:style-name="ce335">
            <text:p><text:s text:c="3"/>4,235</text:p>
          </table:table-cell>
          <table:table-cell office:value-type="float" office:value="3657" table:style-name="ce336">
            <text:p><text:s text:c="3"/>3,657</text:p>
          </table:table-cell>
          <table:table-cell office:value-type="float" office:value="3656" table:style-name="ce337">
            <text:p><text:s text:c="3"/>3,656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274" table:style-name="ce337">
            <text:p><text:s text:c="3"/>274</text:p>
          </table:table-cell>
          <table:table-cell office:value-type="float" office:value="162" table:style-name="ce337">
            <text:p><text:s text:c="3"/>162</text:p>
          </table:table-cell>
          <table:table-cell office:value-type="float" office:value="112" table:style-name="ce337">
            <text:p><text:s text:c="3"/>112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01" table:style-name="ce336">
            <text:p><text:s text:c="3"/>301</text:p>
          </table:table-cell>
          <table:table-cell office:value-type="float" office:value="223" table:style-name="ce336">
            <text:p><text:s text:c="3"/>223</text:p>
          </table:table-cell>
          <table:table-cell office:value-type="float" office:value="78" table:style-name="ce336">
            <text:p><text:s text:c="3"/>78</text:p>
          </table:table-cell>
          <table:table-cell office:value-type="float" office:value="291" table:style-name="ce336">
            <text:p><text:s text:c="3"/>291</text:p>
          </table:table-cell>
          <table:table-cell office:value-type="float" office:value="221" table:style-name="ce336">
            <text:p><text:s text:c="3"/>221</text:p>
          </table:table-cell>
          <table:table-cell office:value-type="float" office:value="70" table:style-name="ce336">
            <text:p><text:s text:c="3"/>70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36" table:style-name="ce337">
            <text:p><text:s text:c="3"/>36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7月</text:p>
          </table:table-cell>
          <table:table-cell office:value-type="string" table:style-name="ce133">
            <text:p>計</text:p>
          </table:table-cell>
          <table:table-cell office:value-type="float" office:value="9810" table:style-name="ce233">
            <text:p><text:s text:c="3"/>9,810</text:p>
          </table:table-cell>
          <table:table-cell office:value-type="float" office:value="9174" table:style-name="ce233">
            <text:p><text:s text:c="3"/>9,174</text:p>
          </table:table-cell>
          <table:table-cell office:value-type="float" office:value="9174" table:style-name="ce233">
            <text:p><text:s text:c="3"/>9,174</text:p>
          </table:table-cell>
          <table:table-cell office:value-type="float" office:value="0" table:style-name="ce233">
            <text:p>—</text:p>
          </table:table-cell>
          <table:table-cell office:value-type="float" office:value="275" table:style-name="ce233">
            <text:p><text:s text:c="3"/>275</text:p>
          </table:table-cell>
          <table:table-cell office:value-type="float" office:value="155" table:style-name="ce233">
            <text:p><text:s text:c="3"/>155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21" table:style-name="ce233">
            <text:p><text:s text:c="3"/>21</text:p>
          </table:table-cell>
          <table:table-cell office:value-type="float" office:value="19" table:style-name="ce233">
            <text:p><text:s text:c="3"/>19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40" table:style-name="ce233">
            <text:p><text:s text:c="3"/>340</text:p>
          </table:table-cell>
          <table:table-cell office:value-type="float" office:value="229" table:style-name="ce233">
            <text:p><text:s text:c="3"/>229</text:p>
          </table:table-cell>
          <table:table-cell office:value-type="float" office:value="111" table:style-name="ce233">
            <text:p><text:s text:c="3"/>111</text:p>
          </table:table-cell>
          <table:table-cell office:value-type="float" office:value="312" table:style-name="ce233">
            <text:p><text:s text:c="3"/>312</text:p>
          </table:table-cell>
          <table:table-cell office:value-type="float" office:value="229" table:style-name="ce233">
            <text:p><text:s text:c="3"/>229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0" table:style-name="ce233">
            <text:p>—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9734" table:style-name="ce332">
            <text:p><text:s text:c="3"/>9,734</text:p>
          </table:table-cell>
          <table:table-cell office:value-type="float" office:value="9098" table:style-name="ce333">
            <text:p><text:s text:c="3"/>9,098</text:p>
          </table:table-cell>
          <table:table-cell office:value-type="float" office:value="9098" table:style-name="ce333">
            <text:p><text:s text:c="3"/>9,098</text:p>
          </table:table-cell>
          <table:table-cell office:value-type="float" office:value="0" table:style-name="ce333">
            <text:p>—</text:p>
          </table:table-cell>
          <table:table-cell office:value-type="float" office:value="275" table:style-name="ce333">
            <text:p><text:s text:c="3"/>275</text:p>
          </table:table-cell>
          <table:table-cell office:value-type="float" office:value="155" table:style-name="ce333">
            <text:p><text:s text:c="3"/>155</text:p>
          </table:table-cell>
          <table:table-cell office:value-type="float" office:value="120" table:style-name="ce333">
            <text:p><text:s text:c="3"/>120</text:p>
          </table:table-cell>
          <table:table-cell office:value-type="float" office:value="21" table:style-name="ce333">
            <text:p><text:s text:c="3"/>21</text:p>
          </table:table-cell>
          <table:table-cell office:value-type="float" office:value="19" table:style-name="ce333">
            <text:p><text:s text:c="3"/>19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340" table:style-name="ce333">
            <text:p><text:s text:c="3"/>340</text:p>
          </table:table-cell>
          <table:table-cell office:value-type="float" office:value="229" table:style-name="ce333">
            <text:p><text:s text:c="3"/>229</text:p>
          </table:table-cell>
          <table:table-cell office:value-type="float" office:value="111" table:style-name="ce333">
            <text:p><text:s text:c="3"/>111</text:p>
          </table:table-cell>
          <table:table-cell office:value-type="float" office:value="312" table:style-name="ce333">
            <text:p><text:s text:c="3"/>312</text:p>
          </table:table-cell>
          <table:table-cell office:value-type="float" office:value="229" table:style-name="ce333">
            <text:p><text:s text:c="3"/>229</text:p>
          </table:table-cell>
          <table:table-cell office:value-type="float" office:value="83" table:style-name="ce333">
            <text:p><text:s text:c="3"/>83</text:p>
          </table:table-cell>
          <table:table-cell office:value-type="float" office:value="28" table:style-name="ce333">
            <text:p><text:s text:c="3"/>28</text:p>
          </table:table-cell>
          <table:table-cell office:value-type="float" office:value="0" table:style-name="ce333">
            <text:p>—</text:p>
          </table:table-cell>
          <table:table-cell office:value-type="float" office:value="28" table:style-name="ce333">
            <text:p><text:s text:c="3"/>28</text:p>
          </table:table-cell>
          <table:table-cell office:value-type="float" office:value="76" table:style-name="ce332">
            <text:p><text:s text:c="3"/>76</text:p>
          </table:table-cell>
          <table:table-cell office:value-type="float" office:value="76" table:style-name="ce333">
            <text:p><text:s text:c="3"/>76</text:p>
          </table:table-cell>
          <table:table-cell office:value-type="float" office:value="76" table:style-name="ce333">
            <text:p><text:s text:c="3"/>76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4881" table:style-name="ce222">
            <text:p><text:s text:c="3"/>4,881</text:p>
          </table:table-cell>
          <table:table-cell office:value-type="float" office:value="4828" table:style-name="ce222">
            <text:p><text:s text:c="3"/>4,828</text:p>
          </table:table-cell>
          <table:table-cell office:value-type="float" office:value="4828" table:style-name="ce222">
            <text:p><text:s text:c="3"/>4,828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4867" table:style-name="ce317">
            <text:p><text:s text:c="3"/>4,867</text:p>
          </table:table-cell>
          <table:table-cell office:value-type="float" office:value="4814" table:style-name="ce318">
            <text:p><text:s text:c="3"/>4,814</text:p>
          </table:table-cell>
          <table:table-cell office:value-type="float" office:value="4814" table:style-name="ce319">
            <text:p><text:s text:c="3"/>4,814</text:p>
          </table:table-cell>
          <table:table-cell office:value-type="float" office:value="0" table:style-name="ce319">
            <text:p>—</text:p>
          </table:table-cell>
          <table:table-cell office:value-type="float" office:value="10" table:style-name="ce319">
            <text:p><text:s text:c="3"/>10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31" table:style-name="ce318">
            <text:p><text:s text:c="3"/>31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0" table:style-name="ce318">
            <text:p>—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4929" table:style-name="ce230">
            <text:p><text:s text:c="3"/>4,929</text:p>
          </table:table-cell>
          <table:table-cell office:value-type="float" office:value="4346" table:style-name="ce230">
            <text:p><text:s text:c="3"/>4,346</text:p>
          </table:table-cell>
          <table:table-cell office:value-type="float" office:value="4346" table:style-name="ce230">
            <text:p><text:s text:c="3"/>4,346</text:p>
          </table:table-cell>
          <table:table-cell office:value-type="float" office:value="0" table:style-name="ce230">
            <text:p>—</text:p>
          </table:table-cell>
          <table:table-cell office:value-type="float" office:value="265" table:style-name="ce230">
            <text:p><text:s text:c="3"/>265</text:p>
          </table:table-cell>
          <table:table-cell office:value-type="float" office:value="152" table:style-name="ce230">
            <text:p><text:s text:c="3"/>152</text:p>
          </table:table-cell>
          <table:table-cell office:value-type="float" office:value="113" table:style-name="ce230">
            <text:p><text:s text:c="3"/>113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303" table:style-name="ce230">
            <text:p><text:s text:c="3"/>303</text:p>
          </table:table-cell>
          <table:table-cell office:value-type="float" office:value="223" table:style-name="ce230">
            <text:p><text:s text:c="3"/>223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298" table:style-name="ce230">
            <text:p><text:s text:c="3"/>298</text:p>
          </table:table-cell>
          <table:table-cell office:value-type="float" office:value="223" table:style-name="ce230">
            <text:p><text:s text:c="3"/>223</text:p>
          </table:table-cell>
          <table:table-cell office:value-type="float" office:value="75" table:style-name="ce230">
            <text:p><text:s text:c="3"/>7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4867" table:style-name="ce335">
            <text:p><text:s text:c="3"/>4,867</text:p>
          </table:table-cell>
          <table:table-cell office:value-type="float" office:value="4284" table:style-name="ce336">
            <text:p><text:s text:c="3"/>4,284</text:p>
          </table:table-cell>
          <table:table-cell office:value-type="float" office:value="4284" table:style-name="ce337">
            <text:p><text:s text:c="3"/>4,284</text:p>
          </table:table-cell>
          <table:table-cell office:value-type="float" office:value="0" table:style-name="ce337">
            <text:p>—</text:p>
          </table:table-cell>
          <table:table-cell office:value-type="float" office:value="265" table:style-name="ce337">
            <text:p><text:s text:c="3"/>265</text:p>
          </table:table-cell>
          <table:table-cell office:value-type="float" office:value="152" table:style-name="ce337">
            <text:p><text:s text:c="3"/>152</text:p>
          </table:table-cell>
          <table:table-cell office:value-type="float" office:value="113" table:style-name="ce337">
            <text:p><text:s text:c="3"/>113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13" table:style-name="ce337">
            <text:p><text:s text:c="3"/>13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03" table:style-name="ce336">
            <text:p><text:s text:c="3"/>303</text:p>
          </table:table-cell>
          <table:table-cell office:value-type="float" office:value="223" table:style-name="ce336">
            <text:p><text:s text:c="3"/>223</text:p>
          </table:table-cell>
          <table:table-cell office:value-type="float" office:value="80" table:style-name="ce336">
            <text:p><text:s text:c="3"/>80</text:p>
          </table:table-cell>
          <table:table-cell office:value-type="float" office:value="298" table:style-name="ce336">
            <text:p><text:s text:c="3"/>298</text:p>
          </table:table-cell>
          <table:table-cell office:value-type="float" office:value="223" table:style-name="ce336">
            <text:p><text:s text:c="3"/>223</text:p>
          </table:table-cell>
          <table:table-cell office:value-type="float" office:value="75" table:style-name="ce336">
            <text:p><text:s text:c="3"/>75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0" table:style-name="ce336">
            <text:p>—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62" table:style-name="ce335">
            <text:p><text:s text:c="3"/>62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62" table:style-name="ce337">
            <text:p><text:s text:c="3"/>62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53"/>
          <table:table-cell table:number-columns-repeated="4" table:style-name="ce354"/>
          <table:table-cell table:number-columns-spanned="2" table:number-rows-spanned="1" table:style-name="ce381"/>
          <table:covered-table-cell/>
          <table:table-cell table:number-columns-repeated="4" table:style-name="ce353"/>
          <table:table-cell table:number-columns-repeated="2" table:style-name="ce61"/>
          <table:table-cell table:style-name="ce356"/>
          <table:table-cell table:style-name="ce357"/>
          <table:table-cell table:number-columns-repeated="2" table:style-name="ce61"/>
          <table:table-cell table:number-columns-repeated="30" table:style-name="ce358"/>
          <table:table-cell table:number-columns-repeated="6" table:style-name="ce61"/>
          <table:table-cell office:value-type="string" table:style-name="ce241">
            <text:p>內政部戶政司 民國109年8月6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53"/>
          <table:table-cell table:number-columns-repeated="2" table:style-name="ce359"/>
          <table:table-cell table:number-columns-repeated="16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53"/>
          <table:table-cell table:number-columns-repeated="30" table:style-name="ce358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53"/>
          <table:table-cell table:number-columns-repeated="30" table:style-name="ce358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8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10907/【套印】各月(03以外)-10907.xlsx'#新02性比例等-年月別" table:style-name="ta4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4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4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4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4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4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4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4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4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4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4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4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4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4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4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4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31:18Z</meta:creation-date>
    <dc:date>2020-08-06T00:32:29Z</dc:date>
  </office:meta>
</office:document-meta>
</file>